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4146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1575in"/>
    </style:style>
    <style:style style:name="co10" style:family="table-column">
      <style:table-column-properties fo:break-before="auto" style:column-width="0.2709in"/>
    </style:style>
    <style:style style:name="co11" style:family="table-column">
      <style:table-column-properties fo:break-before="auto" style:column-width="1.7689in"/>
    </style:style>
    <style:style style:name="co12" style:family="table-column">
      <style:table-column-properties fo:break-before="auto" style:column-width="1.4472in"/>
    </style:style>
    <style:style style:name="co13" style:family="table-column">
      <style:table-column-properties fo:break-before="auto" style:column-width="2.7547in"/>
    </style:style>
    <style:style style:name="co14" style:family="table-column">
      <style:table-column-properties fo:break-before="auto" style:column-width="1.3398in"/>
    </style:style>
    <style:style style:name="co15" style:family="table-column">
      <style:table-column-properties fo:break-before="auto" style:column-width="3.612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8008in"/>
    </style:style>
    <style:style style:name="co18" style:family="table-column">
      <style:table-column-properties fo:break-before="auto" style:column-width="4.4917in"/>
    </style:style>
    <style:style style:name="co19" style:family="table-column">
      <style:table-column-properties fo:break-before="auto" style:column-width="5.35in"/>
    </style:style>
    <style:style style:name="co20" style:family="table-column">
      <style:table-column-properties fo:break-before="auto" style:column-width="5.1992in"/>
    </style:style>
    <style:style style:name="co21" style:family="table-column">
      <style:table-column-properties fo:break-before="auto" style:column-width="4.9311in"/>
    </style:style>
    <style:style style:name="co22" style:family="table-column">
      <style:table-column-properties fo:break-before="auto" style:column-width="10.5283in"/>
    </style:style>
    <style:style style:name="co23" style:family="table-column">
      <style:table-column-properties fo:break-before="auto" style:column-width="6.507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78 vpns (best to worst)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" table:number-columns-repeated="3" table:default-cell-style-name="ce4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PN NAME</text:p>
          </table:table-cell>
          <table:table-cell office:value-type="string" calcext:value-type="string">
            <text:p>Leaks Found</text:p>
          </table:table-cell>
          <table:table-cell office:value-type="string" calcext:value-type="string">
            <text:p>Logging Polic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rrenting</text:p>
          </table:table-cell>
          <table:table-cell office:value-type="string" calcext:value-type="string">
            <text:p>Unblock Netflix</text:p>
          </table:table-cell>
          <table:table-cell office:value-type="string" calcext:value-type="string">
            <text:p>Servers/Countries</text:p>
          </table:table-cell>
          <table:table-cell office:value-type="string" calcext:value-type="string">
            <text:p>Max. Con.</text:p>
          </table:table-cell>
          <table:table-cell office:value-type="string" calcext:value-type="string">
            <text:p>Kill Switch</text:p>
          </table:table-cell>
          <table:table-cell office:value-type="string" calcext:value-type="string">
            <text:p>Jurisdiction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google.com/url?q=https://thebestvpn.com/recommends/nordvpn/hp/&amp;sa=D&amp;source=editors&amp;ust=1701791756431122&amp;usg=AOvVaw1TXNYxOsd7nrwKSxzccg6x" xlink:type="simple">1. Nord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4/6</text:p>
          </table:table-cell>
          <table:table-cell office:value-type="string" calcext:value-type="string">
            <text:p>5430/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google.com/url?q=https://thebestvpn.com/recommends/surfshark/out/&amp;sa=D&amp;source=editors&amp;ust=1701791756431702&amp;usg=AOvVaw0CmwoWiYBtdOowVZ1-Dog0" xlink:type="simple">2. SurfShark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6/6</text:p>
          </table:table-cell>
          <table:table-cell office:value-type="string" calcext:value-type="string">
            <text:p>800/5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google.com/url?q=https://thebestvpn.com/recommends/expressvpn/3/&amp;sa=D&amp;source=editors&amp;ust=1701791756432230&amp;usg=AOvVaw2w-70cSuafXy7LQ0vdyCjh" xlink:type="simple">3. Express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2/5</text:p>
          </table:table-cell>
          <table:table-cell office:value-type="string" calcext:value-type="string">
            <text:p>3000+/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google.com/url?q=https://thebestvpn.com/reviews/perfect-privacy/&amp;sa=D&amp;source=editors&amp;ust=1701791756432646&amp;usg=AOvVaw0-dnVxaAQ_3uEdhpsZu22U" xlink:type="simple">4. Perfect-Privacy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1/5</text:p>
          </table:table-cell>
          <table:table-cell office:value-type="string" calcext:value-type="string">
            <text:p>55/24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operative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google.com/url?q=https://thebestvpn.com/reviews/ipvanish/&amp;sa=D&amp;source=editors&amp;ust=1701791756433024&amp;usg=AOvVaw2zCwqcv3PTICp863loY42U" xlink:type="simple">5. IPVanish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iscouraged</text:p>
          </table:table-cell>
          <table:table-cell office:value-type="string" calcext:value-type="string">
            <text:p>Yes 1/4</text:p>
          </table:table-cell>
          <table:table-cell office:value-type="string" calcext:value-type="string">
            <text:p>1200+/60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google.com/url?q=https://thebestvpn.com/reviews/mullvad-vpn/&amp;sa=D&amp;source=editors&amp;ust=1701791756433476&amp;usg=AOvVaw36GWS4J5M2UZdC0W61KWH9" xlink:type="simple">6. Mullvad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2/5</text:p>
          </table:table-cell>
          <table:table-cell office:value-type="string" calcext:value-type="string">
            <text:p>299/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4 eyes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google.com/url?q=https://thebestvpn.com/recommends/cyberghost/&amp;sa=D&amp;source=editors&amp;ust=1701791756433953&amp;usg=AOvVaw1MvY_53PKZbCYphYeHKgO0" xlink:type="simple">7. CyberGhost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iscouraged</text:p>
          </table:table-cell>
          <table:table-cell office:value-type="string" calcext:value-type="string">
            <text:p>Yes 2/5</text:p>
          </table:table-cell>
          <table:table-cell office:value-type="string" calcext:value-type="string">
            <text:p>3747/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google.com/url?q=https://thebestvpn.com/reviews/trust-zone/&amp;sa=D&amp;source=editors&amp;ust=1701791756434375&amp;usg=AOvVaw38-nOdSruCPrpkP7CXk-qy" xlink:type="simple">8. Trust Zone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2/5</text:p>
          </table:table-cell>
          <table:table-cell office:value-type="string" calcext:value-type="string">
            <text:p>158/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google.com/url?q=https://thebestvpn.com/reviews/ibvpn/&amp;sa=D&amp;source=editors&amp;ust=1701791756434752&amp;usg=AOvVaw0IfJ9w9KePXvCwFwvp6x8n" xlink:type="simple">9. ib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Yes 2/5</text:p>
          </table:table-cell>
          <table:table-cell office:value-type="string" calcext:value-type="string">
            <text:p>180+/57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google.com/url?q=https://thebestvpn.com/recommends/pia/&amp;sa=D&amp;source=editors&amp;ust=1701791756435150&amp;usg=AOvVaw1HAZbNE6kRs_oTim05AUdL" xlink:type="simple">10. PIA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1/5</text:p>
          </table:table-cell>
          <table:table-cell office:value-type="string" calcext:value-type="string">
            <text:p>3335/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google.com/url?q=https://thebestvpn.com/reviews/windscribe-vpn/&amp;sa=D&amp;source=editors&amp;ust=1701791756435527&amp;usg=AOvVaw3Q9ZgJTPhzarPNGdsoFhP4" xlink:type="simple">11. WindScribe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Yes 2/5</text:p>
          </table:table-cell>
          <table:table-cell office:value-type="string" calcext:value-type="string">
            <text:p>480+/58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google.com/url?q=https://thebestvpn.com/reviews/vpnsecure-me/&amp;sa=D&amp;source=editors&amp;ust=1701791756436065&amp;usg=AOvVaw3_2M9yvwls3EqrBVY24Z3H" xlink:type="simple">12. VPNSecure Me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Yes 2/5</text:p>
          </table:table-cell>
          <table:table-cell office:value-type="string" calcext:value-type="string">
            <text:p>72/48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google.com/url?q=https://thebestvpn.com/reviews/blackvpn/&amp;sa=D&amp;source=editors&amp;ust=1701791756436636&amp;usg=AOvVaw2M1V5Q0MPU5aAKEitWYPL2" xlink:type="simple">13. Black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Yes 1/5</text:p>
          </table:table-cell>
          <table:table-cell office:value-type="string" calcext:value-type="string">
            <text:p>31/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google.com/url?q=https://thebestvpn.com/reviews/fastestvpn/&amp;sa=D&amp;source=editors&amp;ust=1701791756437146&amp;usg=AOvVaw1f7BXCQlo_-CDZfjdY21cc" xlink:type="simple">14. Fastest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1/5</text:p>
          </table:table-cell>
          <table:table-cell office:value-type="string" calcext:value-type="string">
            <text:p>70+/10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google.com/url?q=https://thebestvpn.com/reviews/torguard/&amp;sa=D&amp;source=editors&amp;ust=1701791756437566&amp;usg=AOvVaw0y-nnvPy240o0xHOBJuhmS" xlink:type="simple">15. TorGuard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1/5</text:p>
          </table:table-cell>
          <table:table-cell office:value-type="string" calcext:value-type="string">
            <text:p>3000+/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google.com/url?q=https://thebestvpn.com/reviews/ivpn/&amp;sa=D&amp;source=editors&amp;ust=1701791756438034&amp;usg=AOvVaw1TDD8buh2l--5rZogcx8cB" xlink:type="simple">16. I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No 0/5</text:p>
          </table:table-cell>
          <table:table-cell office:value-type="string" calcext:value-type="string">
            <text:p>37/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google.com/url?q=https://thebestvpn.com/reviews/avast-secureline/&amp;sa=D&amp;source=editors&amp;ust=1701791756438499&amp;usg=AOvVaw3xEPHMnqWpJ4oIB7_tAbic" xlink:type="simple">17. Avast Secureline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No 0/5</text:p>
          </table:table-cell>
          <table:table-cell office:value-type="string" calcext:value-type="string">
            <text:p>52/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operative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google.com/url?q=https://thebestvpn.com/reviews/anonymous-vpn/&amp;sa=D&amp;source=editors&amp;ust=1701791756438903&amp;usg=AOvVaw1OrAWh-Rtq-aT4Cwh3Yi6c" xlink:type="simple">18. AnonymousVPN org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iscouraged</text:p>
          </table:table-cell>
          <table:table-cell office:value-type="string" calcext:value-type="string">
            <text:p>No 0/4</text:p>
          </table:table-cell>
          <table:table-cell office:value-type="string" calcext:value-type="string">
            <text:p>336/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google.com/url?q=https://thebestvpn.com/reviews/protonvpn/&amp;sa=D&amp;source=editors&amp;ust=1701791756439322&amp;usg=AOvVaw0_0Le-jvW4oHi-TxgXHUZ8" xlink:type="simple">19. Proton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Yes 1/5</text:p>
          </table:table-cell>
          <table:table-cell office:value-type="string" calcext:value-type="string">
            <text:p>345+/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operative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www.google.com/url?q=https://thebestvpn.com/reviews/airvpn/&amp;sa=D&amp;source=editors&amp;ust=1701791756439732&amp;usg=AOvVaw0o2WidcjWUYiy_yRt3u2D4" xlink:type="simple">20. Air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1/5</text:p>
          </table:table-cell>
          <table:table-cell office:value-type="string" calcext:value-type="string">
            <text:p>209/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4 eyes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www.google.com/url?q=https://thebestvpn.com/reviews/personalvpn/&amp;sa=D&amp;source=editors&amp;ust=1701791756440110&amp;usg=AOvVaw3uBjJp25et0098NbAAOiN6" xlink:type="simple">21. Personal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ot allowed</text:p>
          </table:table-cell>
          <table:table-cell office:value-type="string" calcext:value-type="string">
            <text:p>No 0/5</text:p>
          </table:table-cell>
          <table:table-cell office:value-type="string" calcext:value-type="string">
            <text:p>300+/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google.com/url?q=https://thebestvpn.com/reviews/celo-vpn/&amp;sa=D&amp;source=editors&amp;ust=1701791756440472&amp;usg=AOvVaw3Zi90zMaM1HtdjfqXbPd1f" xlink:type="simple">22. Celo 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No 0/5</text:p>
          </table:table-cell>
          <table:table-cell office:value-type="string" calcext:value-type="string">
            <text:p>18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google.com/url?q=https://thebestvpn.com/reviews/goose-vpn/&amp;sa=D&amp;source=editors&amp;ust=1701791756440840&amp;usg=AOvVaw2EXL5_dwdF4DPGCI1xxu4h" xlink:type="simple">23. Goose 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Yes 4/4</text:p>
          </table:table-cell>
          <table:table-cell office:value-type="string" calcext:value-type="string">
            <text:p>50/2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 eyes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google.com/url?q=https://thebestvpn.com/reviews/vpnarea/&amp;sa=D&amp;source=editors&amp;ust=1701791756441262&amp;usg=AOvVaw0V8UaYSVI8-k-I_Rk1lmFa" xlink:type="simple">24. VPNArea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3/5</text:p>
          </table:table-cell>
          <table:table-cell office:value-type="string" calcext:value-type="string">
            <text:p>230/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www.google.com/url?q=https://thebestvpn.com/reviews/frootvpn/&amp;sa=D&amp;source=editors&amp;ust=1701791756441703&amp;usg=AOvVaw1XAQUUI4PaSAsAyY6RQCF3" xlink:type="simple">25. Froot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2/5</text:p>
          </table:table-cell>
          <table:table-cell office:value-type="string" calcext:value-type="string">
            <text:p>30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4 eyes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google.com/url?q=https://thebestvpn.com/reviews/astrill/&amp;sa=D&amp;source=editors&amp;ust=1701791756442258&amp;usg=AOvVaw2rW9alY8EwUqVLSE-kB8mG" xlink:type="simple">26. Astrill 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3/5</text:p>
          </table:table-cell>
          <table:table-cell office:value-type="string" calcext:value-type="string">
            <text:p>365/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google.com/url?q=https://thebestvpn.com/reviews/slickvpn/&amp;sa=D&amp;source=editors&amp;ust=1701791756442814&amp;usg=AOvVaw1Pp1JHSYabz7En2Uo6DHb3" xlink:type="simple">27. Slick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1/5</text:p>
          </table:table-cell>
          <table:table-cell office:value-type="string" calcext:value-type="string">
            <text:p>150+/40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www.google.com/url?q=https://thebestvpn.com/reviews/strongvpn/&amp;sa=D&amp;source=editors&amp;ust=1701791756443353&amp;usg=AOvVaw04xZelBlRXveu8vDqwL7PR" xlink:type="simple">28. Strong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5/5</text:p>
          </table:table-cell>
          <table:table-cell office:value-type="string" calcext:value-type="string">
            <text:p>650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ww.google.com/url?q=https://thebestvpn.com/reviews/privatevpn/&amp;sa=D&amp;source=editors&amp;ust=1701791756443907&amp;usg=AOvVaw3WxNw83ZJF8glrJzv1jytX" xlink:type="simple">29. Private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5/5</text:p>
          </table:table-cell>
          <table:table-cell office:value-type="string" calcext:value-type="string">
            <text:p>84+/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4 eyes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www.google.com/url?q=https://thebestvpn.com/reviews/tunnelbear/&amp;sa=D&amp;source=editors&amp;ust=1701791756444459&amp;usg=AOvVaw0PWRQe8M8I-d1DABrDFt1n" xlink:type="simple">30. TunnelBear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No 0/5</text:p>
          </table:table-cell>
          <table:table-cell office:value-type="string" calcext:value-type="string">
            <text:p>350+/22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www.google.com/url?q=https://thebestvpn.com/reviews/liquidvpn/&amp;sa=D&amp;source=editors&amp;ust=1701791756444898&amp;usg=AOvVaw0w2PKUZhY1wqsPAPK4CA5u" xlink:type="simple">31. Liquid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5/5</text:p>
          </table:table-cell>
          <table:table-cell office:value-type="string" calcext:value-type="string">
            <text:p>40+/11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www.google.com/url?q=https://thebestvpn.com/reviews/hotspot-shield/&amp;sa=D&amp;source=editors&amp;ust=1701791756445270&amp;usg=AOvVaw3S7g8gaV2nNqV5lHGdq8OJ" xlink:type="simple">32. HotSpot Shield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1/5</text:p>
          </table:table-cell>
          <table:table-cell office:value-type="string" calcext:value-type="string">
            <text:p>500+/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www.google.com/url?q=https://thebestvpn.com/reviews/private-tunnel/&amp;sa=D&amp;source=editors&amp;ust=1701791756445655&amp;usg=AOvVaw1zDcFY7sDNEiXTggDoJ4si" xlink:type="simple">33. PrivateTunnel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ey Area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ot allowed</text:p>
          </table:table-cell>
          <table:table-cell office:value-type="string" calcext:value-type="string">
            <text:p>No 0/5</text:p>
          </table:table-cell>
          <table:table-cell office:value-type="string" calcext:value-type="string">
            <text:p>22/12</text:p>
          </table:table-cell>
          <table:table-cell office:value-type="string" calcext:value-type="string">
            <text:p>3 - Unlimi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www.google.com/url?q=https://thebestvpn.com/reviews/avira-phantom/&amp;sa=D&amp;source=editors&amp;ust=1701791756446026&amp;usg=AOvVaw3Q01-bFT85OuWIcOJ6-MsF" xlink:type="simple">34. Avira Phantom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ey Area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1/5</text:p>
          </table:table-cell>
          <table:table-cell office:value-type="string" calcext:value-type="string">
            <text:p>38/38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4 eyes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google.com/url?q=https://thebestvpn.com/reviews/bolehvpn/&amp;sa=D&amp;source=editors&amp;ust=1701791756446482&amp;usg=AOvVaw2_onijva5WwIykfFdKnQXd" xlink:type="simple">35. Boleh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iscouraged</text:p>
          </table:table-cell>
          <table:table-cell office:value-type="string" calcext:value-type="string">
            <text:p>Yes 1/6</text:p>
          </table:table-cell>
          <table:table-cell office:value-type="string" calcext:value-type="string">
            <text:p>35/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www.google.com/url?q=https://thebestvpn.com/reviews/buffered/&amp;sa=D&amp;source=editors&amp;ust=1701791756446935&amp;usg=AOvVaw1g_imFNB3Uqd5TQ7VQ-u9L" xlink:type="simple">36. Buffered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1/5</text:p>
          </table:table-cell>
          <table:table-cell office:value-type="string" calcext:value-type="string">
            <text:p>46/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www.google.com/url?q=https://thebestvpn.com/reviews/vyprvpn/&amp;sa=D&amp;source=editors&amp;ust=1701791756447321&amp;usg=AOvVaw2XWsm_hCs2c-fdUA9EOrJ5" xlink:type="simple">37. Vypr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iscouraged</text:p>
          </table:table-cell>
          <table:table-cell office:value-type="string" calcext:value-type="string">
            <text:p>Yes 2/5</text:p>
          </table:table-cell>
          <table:table-cell office:value-type="string" calcext:value-type="string">
            <text:p>700/64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operative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www.google.com/url?q=https://thebestvpn.com/reviews/switchvpn/&amp;sa=D&amp;source=editors&amp;ust=1701791756447712&amp;usg=AOvVaw3PTPkJRaWRQz7Ik_Lb2h9c" xlink:type="simple">38. Switch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ey Area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1/5</text:p>
          </table:table-cell>
          <table:table-cell office:value-type="string" calcext:value-type="string">
            <text:p>150/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ww.google.com/url?q=https://thebestvpn.com/reviews/vpntunnel/&amp;sa=D&amp;source=editors&amp;ust=1701791756448093&amp;usg=AOvVaw0mUrqu46jcMqJNuexRPFgI" xlink:type="simple">39. VPNTunnel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ey Area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2/5</text:p>
          </table:table-cell>
          <table:table-cell office:value-type="string" calcext:value-type="string">
            <text:p>43/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google.com/url?q=https://thebestvpn.com/reviews/spyoff-vpn/&amp;sa=D&amp;source=editors&amp;ust=1701791756448470&amp;usg=AOvVaw2IzRbOi02LFC0xYrsFRJeQ" xlink:type="simple">40. SpyOFF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ey Area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1/4</text:p>
          </table:table-cell>
          <table:table-cell office:value-type="string" calcext:value-type="string">
            <text:p>300/24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www.google.com/url?q=https://thebestvpn.com/reviews/safervpn/&amp;sa=D&amp;source=editors&amp;ust=1701791756448887&amp;usg=AOvVaw21Ib0mfnA7p0c3By-RAG5o" xlink:type="simple">41. Safer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ey Area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Yes 2/5</text:p>
          </table:table-cell>
          <table:table-cell office:value-type="string" calcext:value-type="string">
            <text:p>700/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www.google.com/url?q=https://thebestvpn.com/reviews/cactusvpn/&amp;sa=D&amp;source=editors&amp;ust=1701791756449272&amp;usg=AOvVaw1CZF7ju9x1RgzVclA-3Psk" xlink:type="simple">42. Cactus 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No 0/5</text:p>
          </table:table-cell>
          <table:table-cell office:value-type="string" calcext:value-type="string">
            <text:p>23/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www.google.com/url?q=https://thebestvpn.com/reviews/onevpn/&amp;sa=D&amp;source=editors&amp;ust=1701791756449679&amp;usg=AOvVaw1eO0zKnJGlQeXaPO2n7YDs" xlink:type="simple">43. One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No 0/5</text:p>
          </table:table-cell>
          <table:table-cell office:value-type="string" calcext:value-type="string">
            <text:p>390+/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www.google.com/url?q=https://thebestvpn.com/reviews/vpn-ac/&amp;sa=D&amp;source=editors&amp;ust=1701791756450068&amp;usg=AOvVaw35ieIWVLwSy0zFTZQcvg98" xlink:type="simple">44. VPN ac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ey Area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No 0/5</text:p>
          </table:table-cell>
          <table:table-cell office:value-type="string" calcext:value-type="string">
            <text:p>32/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www.google.com/url?q=https://thebestvpn.com/reviews/zoogvpn/&amp;sa=D&amp;source=editors&amp;ust=1701791756450460&amp;usg=AOvVaw1YPuSG8Mdk8y1gYcj0d-xf" xlink:type="simple">45. Zoog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ey Area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1/5</text:p>
          </table:table-cell>
          <table:table-cell office:value-type="string" calcext:value-type="string">
            <text:p>27+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www.google.com/url?q=https://thebestvpn.com/reviews/proxpn/&amp;sa=D&amp;source=editors&amp;ust=1701791756450977&amp;usg=AOvVaw1Ac4W1UK6jYssHWDHO313h" xlink:type="simple">46. Prox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No 0/5</text:p>
          </table:table-cell>
          <table:table-cell office:value-type="string" calcext:value-type="string">
            <text:p>21/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www.google.com/url?q=https://thebestvpn.com/reviews/hide-all-ip/&amp;sa=D&amp;source=editors&amp;ust=1701791756451470&amp;usg=AOvVaw3Sibou9bOCQu_ho10gucPN" xlink:type="simple">47. Hide All IP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3/5</text:p>
          </table:table-cell>
          <table:table-cell office:value-type="string" calcext:value-type="string">
            <text:p>150+/30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www.google.com/url?q=https://thebestvpn.com/reviews/bitdefender-vpn/&amp;sa=D&amp;source=editors&amp;ust=1701791756451971&amp;usg=AOvVaw3IZwy8aP_2iaZFzM_3YwQ2" xlink:type="simple">48. BitDefender 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ey Area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3/6</text:p>
          </table:table-cell>
          <table:table-cell office:value-type="string" calcext:value-type="string">
            <text:p>40/26</text:p>
          </table:table-cell>
          <table:table-cell office:value-type="string" calcext:value-type="string">
            <text:p>1-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ww.google.com/url?q=https://thebestvpn.com/reviews/browsec/&amp;sa=D&amp;source=editors&amp;ust=1701791756452478&amp;usg=AOvVaw2cnQ6rOxtt-fe8qQ5HYDdy" xlink:type="simple">49. Browsec 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ot working</text:p>
          </table:table-cell>
          <table:table-cell office:value-type="string" calcext:value-type="string">
            <text:p>Yes 2/5</text:p>
          </table:table-cell>
          <table:table-cell office:value-type="string" calcext:value-type="string">
            <text:p>400/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ssia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www.google.com/url?q=https://thebestvpn.com/reviews/hide-me/&amp;sa=D&amp;source=editors&amp;ust=1701791756452881&amp;usg=AOvVaw2ekLHBSZzF4ZmHCByJ6CT7" xlink:type="simple">50. Hide Me 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No 0/5</text:p>
          </table:table-cell>
          <table:table-cell office:value-type="string" calcext:value-type="string">
            <text:p>160+/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www.google.com/url?q=https://thebestvpn.com/reviews/hide-my-ip-vpn/&amp;sa=D&amp;source=editors&amp;ust=1701791756453306&amp;usg=AOvVaw2OEPsxqaXJOef74tlj9_Sz" xlink:type="simple">51. Hide My IP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No 0/5</text:p>
          </table:table-cell>
          <table:table-cell office:value-type="string" calcext:value-type="string">
            <text:p>117/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www.google.com/url?q=https://thebestvpn.com/reviews/hidemyass/&amp;sa=D&amp;source=editors&amp;ust=1701791756453697&amp;usg=AOvVaw0o7m00Noe8nswl0F_0UCcm" xlink:type="simple">52. HideMyAss!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Yes 1/5</text:p>
          </table:table-cell>
          <table:table-cell office:value-type="string" calcext:value-type="string">
            <text:p>950+/190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www.google.com/url?q=https://thebestvpn.com/reviews/purevpn/&amp;sa=D&amp;source=editors&amp;ust=1701791756454085&amp;usg=AOvVaw2MzJU9hZdJOGt_IWClKX9Q" xlink:type="simple">53. Pure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No 0/5</text:p>
          </table:table-cell>
          <table:table-cell office:value-type="string" calcext:value-type="string">
            <text:p>2000+/140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www.google.com/url?q=https://thebestvpn.com/reviews/avg-secure-vpn/&amp;sa=D&amp;source=editors&amp;ust=1701791756454550&amp;usg=AOvVaw1gzLzUCS-rbuDgZ4ChzbJQ" xlink:type="simple">54. AVG 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Yes 1/5</text:p>
          </table:table-cell>
          <table:table-cell office:value-type="string" calcext:value-type="string">
            <text:p>50/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www.google.com/url?q=https://thebestvpn.com/reviews/tigervpn/&amp;sa=D&amp;source=editors&amp;ust=1701791756455108&amp;usg=AOvVaw2wNakGeT6euCTnGwmBWsZq" xlink:type="simple">55. Tiger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Yes 1/5</text:p>
          </table:table-cell>
          <table:table-cell office:value-type="string" calcext:value-type="string">
            <text:p>300+/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www.google.com/url?q=https://thebestvpn.com/reviews/encrypt-me/&amp;sa=D&amp;source=editors&amp;ust=1701791756455652&amp;usg=AOvVaw1OtNTLR8DRazH3WZcj2DEe" xlink:type="simple">56. Encrypt Me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t allowed</text:p>
          </table:table-cell>
          <table:table-cell office:value-type="string" calcext:value-type="string">
            <text:p>Yes 2/3</text:p>
          </table:table-cell>
          <table:table-cell office:value-type="string" calcext:value-type="string">
            <text:p>43/15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www.google.com/url?q=https://thebestvpn.com/reviews/surfeasy-vpn/&amp;sa=D&amp;source=editors&amp;ust=1701791756456223&amp;usg=AOvVaw3JPFDddrLOztEaNJRxxNs5" xlink:type="simple">57. SurfEasy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2/4</text:p>
          </table:table-cell>
          <table:table-cell office:value-type="string" calcext:value-type="string">
            <text:p>1000+/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www.google.com/url?q=https://thebestvpn.com/reviews/norton-wifi-privacy/&amp;sa=D&amp;source=editors&amp;ust=1701791756456786&amp;usg=AOvVaw15gRieLZhRPGkU3O_rWsua" xlink:type="simple">58. Norton Wifi Privacy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ot allowed</text:p>
          </table:table-cell>
          <table:table-cell office:value-type="string" calcext:value-type="string">
            <text:p>Yes 3/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-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google.com/url?q=https://thebestvpn.com/reviews/anonymizer-vpn/&amp;sa=D&amp;source=editors&amp;ust=1701791756457413&amp;usg=AOvVaw0_AcGkVDmfIwKnEY9DZZMM" xlink:type="simple">59. Anonymizer 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1/2</text:p>
          </table:table-cell>
          <table:table-cell table:style-name="ce3" office:value-type="date" office:date-value="2024-02-02" calcext:value-type="date">
            <text:p>02/02/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www.google.com/url?q=https://thebestvpn.com/reviews/kaspersky-secure-connection/&amp;sa=D&amp;source=editors&amp;ust=1701791756457900&amp;usg=AOvVaw1KxrNTVgfsEV1Ri-lw2EVw" xlink:type="simple">60. Kaspersky VP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t allowed</text:p>
          </table:table-cell>
          <table:table-cell office:value-type="string" calcext:value-type="string">
            <text:p>No 0/4</text:p>
          </table:table-cell>
          <table:table-cell office:value-type="string" calcext:value-type="string">
            <text:p>??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www.google.com/url?q=https://thebestvpn.com/reviews/f-secure-freedome/&amp;sa=D&amp;source=editors&amp;ust=1701791756458323&amp;usg=AOvVaw0CfggWSONJtUhs6CVLKvs2" xlink:type="simple">61. F-Secure Freedome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No 0/5</text:p>
          </table:table-cell>
          <table:table-cell office:value-type="string" calcext:value-type="string">
            <text:p>30/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www.google.com/url?q=https://thebestvpn.com/reviews/vpn-ht/&amp;sa=D&amp;source=editors&amp;ust=1701791756458711&amp;usg=AOvVaw2nGQ0d9Fuc1rzOVUOooSt7" xlink:type="simple">62. VPN.ht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5/5</text:p>
          </table:table-cell>
          <table:table-cell office:value-type="string" calcext:value-type="string">
            <text:p>128/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www.google.com/url?q=https://thebestvpn.com/reviews/dotvpn/&amp;sa=D&amp;source=editors&amp;ust=1701791756459098&amp;usg=AOvVaw0gy65e-imc0PSCNgSe02ct" xlink:type="simple">63. DotVPN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y Area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ot allowed</text:p>
          </table:table-cell>
          <table:table-cell office:value-type="string" calcext:value-type="string">
            <text:p>No 0/4</text:p>
          </table:table-cell>
          <table:table-cell office:value-type="string" calcext:value-type="string">
            <text:p>700/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side</text:p>
          </table:table-cell>
          <table:table-cell table:number-columns-repeated="3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ww.google.com/url?q=https://thebestvpn.com/reviews/zenmate/&amp;sa=D&amp;source=editors&amp;ust=1701791756459522&amp;usg=AOvVaw09GmnsQDLpTeAviSw62yJX" xlink:type="simple">64. Zenmate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y Area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t allowed</text:p>
          </table:table-cell>
          <table:table-cell office:value-type="string" calcext:value-type="string">
            <text:p>Yes 2/5</text:p>
          </table:table-cell>
          <table:table-cell office:value-type="string" calcext:value-type="string">
            <text:p>298/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4 eyes</text:p>
          </table:table-cell>
          <table:table-cell table:number-columns-repeated="3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www.google.com/url?q=https://thebestvpn.com/reviews/btguard/&amp;sa=D&amp;source=editors&amp;ust=1701791756460020&amp;usg=AOvVaw0NGL64efPrw-PI1GPyQZrD" xlink:type="simple">65. BTGuard VPN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y Area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No 0/3</text:p>
          </table:table-cell>
          <table:table-cell table:style-name="ce3" office:value-type="date" office:date-value="2024-03-03" calcext:value-type="date">
            <text:p>03/03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www.google.com/url?q=https://thebestvpn.com/reviews/ivacy/&amp;sa=D&amp;source=editors&amp;ust=1701791756460472&amp;usg=AOvVaw3LmqwNTztAcMDN5u-C2Uqa" xlink:type="simple">66. Ivacy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No 0/4</text:p>
          </table:table-cell>
          <table:table-cell office:value-type="string" calcext:value-type="string">
            <text:p>1000+/50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operative</text:p>
          </table:table-cell>
          <table:table-cell table:number-columns-repeated="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www.google.com/url?q=https://thebestvpn.com/reviews/azirevpn/&amp;sa=D&amp;source=editors&amp;ust=1701791756460963&amp;usg=AOvVaw1tUfLElsjlihTsngmZEl6e" xlink:type="simple">67. AzireVPN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1/4</text:p>
          </table:table-cell>
          <table:table-cell office:value-type="string" calcext:value-type="string">
            <text:p>18/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4 eyes</text:p>
          </table:table-cell>
          <table:table-cell table:number-columns-repeated="3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www.google.com/url?q=https://thebestvpn.com/reviews/speedify/&amp;sa=D&amp;source=editors&amp;ust=1701791756461372&amp;usg=AOvVaw2kvGhDeDYKlQiY9OIFaqpO" xlink:type="simple">68. Speedify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Yes 1/5</text:p>
          </table:table-cell>
          <table:table-cell office:value-type="string" calcext:value-type="string">
            <text:p>1000+/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www.google.com/url?q=https://thebestvpn.com/reviews/ra4w-vpn/&amp;sa=D&amp;source=editors&amp;ust=1701791756461769&amp;usg=AOvVaw0XS-r6n3YvXFBr-krIyBcc" xlink:type="simple">69. Ra4w VPN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No 0/4</text:p>
          </table:table-cell>
          <table:table-cell office:value-type="string" calcext:value-type="string">
            <text:p>32/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www.google.com/url?q=https://thebestvpn.com/reviews/vpn-unlimited/&amp;sa=D&amp;source=editors&amp;ust=1701791756462153&amp;usg=AOvVaw1xu1Ow4HrXhwIQjyPWHWn_" xlink:type="simple">70. VPN Unlimited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Yes 2/4</text:p>
          </table:table-cell>
          <table:table-cell office:value-type="string" calcext:value-type="string">
            <text:p>400+/70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www.google.com/url?q=https://thebestvpn.com/reviews/acevpn/&amp;sa=D&amp;source=editors&amp;ust=1701791756462559&amp;usg=AOvVaw0bx_WsjmF2OyojBdX4f8DE" xlink:type="simple">71. Ace VPN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Yes 1/4</text:p>
          </table:table-cell>
          <table:table-cell office:value-type="string" calcext:value-type="string">
            <text:p>48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www.google.com/url?q=https://thebestvpn.com/reviews/securevpn/&amp;sa=D&amp;source=editors&amp;ust=1701791756462952&amp;usg=AOvVaw1zFgQCoakZaJf1UnBaxhls" xlink:type="simple">72. SecureVPN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Yes 1/4</text:p>
          </table:table-cell>
          <table:table-cell table:style-name="ce3" office:value-type="date" office:date-value="2024-05-05" calcext:value-type="date">
            <text:p>05/05/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www.google.com/url?q=https://thebestvpn.com/reviews/hola-vpn/&amp;sa=D&amp;source=editors&amp;ust=1701791756463339&amp;usg=AOvVaw2AXrY2dxLqsGwiPP4VUpA8" xlink:type="simple">73. Hola VPN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ot working</text:p>
          </table:table-cell>
          <table:table-cell office:value-type="string" calcext:value-type="string">
            <text:p>No 0/4</text:p>
          </table:table-cell>
          <table:table-cell office:value-type="string" calcext:value-type="string">
            <text:p>No inf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operative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www.google.com/url?q=https://thebestvpn.com/reviews/betternet/&amp;sa=D&amp;source=editors&amp;ust=1701791756463726&amp;usg=AOvVaw16ZvTmK2Qpy5lf3XO-MB7u" xlink:type="simple">74. Betternet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Discouraged</text:p>
          </table:table-cell>
          <table:table-cell office:value-type="string" calcext:value-type="string">
            <text:p>No 0/5</text:p>
          </table:table-cell>
          <table:table-cell table:style-name="ce3" office:value-type="date" office:date-value="2024-11-10" calcext:value-type="date">
            <text:p>11/10/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www.google.com/url?q=https://thebestvpn.com/reviews/hoxx-vpn/&amp;sa=D&amp;source=editors&amp;ust=1701791756464145&amp;usg=AOvVaw2HXU3_VDYTO2YFxvhkg3Bs" xlink:type="simple">75. Hoxx VPN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o info</text:p>
          </table:table-cell>
          <table:table-cell office:value-type="string" calcext:value-type="string">
            <text:p>No 0/4</text:p>
          </table:table-cell>
          <table:table-cell office:value-type="string" calcext:value-type="string">
            <text:p>No info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www.google.com/url?q=https://thebestvpn.com/reviews/opera-vpn/&amp;sa=D&amp;source=editors&amp;ust=1701791756464647&amp;usg=AOvVaw1hpZOgOjwXRDbpkiAkK1uJ" xlink:type="simple">76. Opera VPN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ot working</text:p>
          </table:table-cell>
          <table:table-cell office:value-type="string" calcext:value-type="string">
            <text:p>Yes 3/3</text:p>
          </table:table-cell>
          <table:table-cell table:style-name="ce3" office:value-type="date" office:date-value="2024-10-05" calcext:value-type="date">
            <text:p>10/05/24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 eyes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www.google.com/url?q=https://thebestvpn.com/reviews/touch-vpn/&amp;sa=D&amp;source=editors&amp;ust=1701791756465159&amp;usg=AOvVaw3fs_r7KrseN4wywnDEA12Y" xlink:type="simple">77. TouchVPN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Logging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ot working</text:p>
          </table:table-cell>
          <table:table-cell office:value-type="string" calcext:value-type="string">
            <text:p>No 0/3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 eyes</text:p>
          </table:table-cell>
          <table:table-cell table:number-columns-repeated="3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www.google.com/url?q=https://thebestvpn.com/reviews/turbo-vpn/&amp;sa=D&amp;source=editors&amp;ust=1701791756465570&amp;usg=AOvVaw2VWW9k0ZklkWFtvFYp0Tb7" xlink:type="simple">78. TurboVPN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y Area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ot working</text:p>
          </table:table-cell>
          <table:table-cell office:value-type="string" calcext:value-type="string">
            <text:p>No 0/3</text:p>
          </table:table-cell>
          <table:table-cell office:value-type="string" calcext:value-type="string">
            <text:p>30/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inese</text:p>
          </table:table-cell>
          <table:table-cell/>
          <table:table-cell table:style-name="Default" table:number-columns-repeated="2"/>
        </table:table-row>
      </table:table>
      <table:table table:name="jurisdiction and payments" table:style-name="ta1">
        <table:table-column table:style-name="co10" table:default-cell-style-name="ce1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default-cell-style-name="ce2"/>
        <table:table-column table:style-name="co15" table:default-cell-style-name="ce2"/>
        <table:table-column table:style-name="co1" table:number-columns-repeated="2" table:default-cell-style-name="ce4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PN Service</text:p>
          </table:table-cell>
          <table:table-cell office:value-type="string" calcext:value-type="string">
            <text:p>Jurisdiction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Parent Company</text:p>
          </table:table-cell>
          <table:table-cell office:value-type="string" calcext:value-type="string">
            <text:p>Eyes</text:p>
          </table:table-cell>
          <table:table-cell office:value-type="string" calcext:value-type="string">
            <text:p>Payment processing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ce VP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ecureNet LL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irVP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ir di Paolo Brini c.a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4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nonmizer VP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onymizer In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onymous VPN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Anonymous VPN LTD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strill VPN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Astrill Systems Corp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vast Secureline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Avast Software s.r.o.</text:p>
          </table:table-cell>
          <table:table-cell office:value-type="string" calcext:value-type="string">
            <text:p>Avast Software</text:p>
          </table:table-cell>
          <table:table-cell office:value-type="string" calcext:value-type="string">
            <text:p>Cooperative</text:p>
          </table:table-cell>
          <table:table-cell office:value-type="string" calcext:value-type="string">
            <text:p>Payment thru Digital River Ireland, Ltd. (Ireland)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vira Phanto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vira Operations GmbH &amp; Co. KG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4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VG VPN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Avast Software S.R.O</text:p>
          </table:table-cell>
          <table:table-cell office:value-type="string" calcext:value-type="string">
            <text:p>Avast Software</text:p>
          </table:table-cell>
          <table:table-cell office:value-type="string" calcext:value-type="string">
            <text:p>14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zireVP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etbouncer AB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4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ttern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etternet LLC Inc.</text:p>
          </table:table-cell>
          <table:table-cell office:value-type="string" calcext:value-type="string">
            <text:p>AnchorFree Inc.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lackVPN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BlackVPN Limite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olehVPN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BV Internet Services Limite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thru BolehVPN Sdn Bhd (Malaysia)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TGuard VP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etcrawled LL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uffered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Buffered LTD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thru Buffered Kft (Hungary)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actus VPN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Cactus VPN Lt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was thru Cactus VPN Inc. (USA)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elo VP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elo Net Pty Lt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yberGhost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yberGhost S.R.L.</text:p>
          </table:table-cell>
          <table:table-cell office:value-type="string" calcext:value-type="string">
            <text:p>KAPE Technologies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thru CleverBridge Inc. (USA)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otVPN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Smart Security Limite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ncrypt M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ckPath, LLC</text:p>
          </table:table-cell>
          <table:table-cell office:value-type="string" calcext:value-type="string">
            <text:p>StackPath LLC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xpressVPN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ExpressVPN International Lt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-Secure Freedom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-SECURE OYJ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thru Cleverbridge AG (Germany)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astestVPN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Fast Technologies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thru 360 Digi Marketing LTD (UK)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rootVP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Frootynet AB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4 eyes</text:p>
          </table:table-cell>
          <table:table-cell office:value-type="string" calcext:value-type="string">
            <text:p>Payment thru Online Sales Solutions LLC (UK)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Goose VP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Goose B.V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9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Hide All 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twork &amp; Speed, IN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Hide Me VP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eVenture Limite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thru cleverbridge, Inc. (USA)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Hide My 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y Privacy Tools, Inc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HideMyAss!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rivax Limited</text:p>
          </table:table-cell>
          <table:table-cell office:value-type="string" calcext:value-type="string">
            <text:p>Avast Softwar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thru Avangate BV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Hola VP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la Newco Lt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ooperative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HotSpot Shie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chorFree Inc</text:p>
          </table:table-cell>
          <table:table-cell office:value-type="string" calcext:value-type="string">
            <text:p>Anchorfree Inc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Hoxx VP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PN1 LL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BVPN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mplusnet SRL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PVani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PVanish Limited</text:p>
          </table:table-cell>
          <table:table-cell office:value-type="string" calcext:value-type="string">
            <text:p>StackPath LLC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vacy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PMG Pte. Ltd</text:p>
          </table:table-cell>
          <table:table-cell office:value-type="string" calcext:value-type="string">
            <text:p>Gaditek</text:p>
          </table:table-cell>
          <table:table-cell office:value-type="string" calcext:value-type="string">
            <text:p>Cooperative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VPN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Privatus Limite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thru IVPN ltd (Malta)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Kapersky Secure Connectio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O Kaspersky Lab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thru Digital River Ireland, Ltd.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LiquidVP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iquidVPN, Inc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ullva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Amagicom AB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4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NordVPN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TEFINCOM S.A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thru CloudVPN Inc. (USA)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Norton Wifi Priva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ymantec Limited</text:p>
          </table:table-cell>
          <table:table-cell office:value-type="string" calcext:value-type="string">
            <text:p>Symantec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neVPN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Unravel Technologies LTD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Opera VP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Opera Software AS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9 eyes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erfect Privac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ectura Datamanagement Limite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ooperative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ivate Internet Acce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ndon Trust Media Inc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ivate Tunn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penVPN Inc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ivateVP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Privat Kommunikation AB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4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rotonVP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rotonVPN AG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ooperative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roxP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oXPN Direct, LL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ureVPN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GZ Systems Limited</text:p>
          </table:table-cell>
          <table:table-cell office:value-type="string" calcext:value-type="string">
            <text:p>Gaditek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Ra4w VP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4W LL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SaferVP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afer Social ltd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ecureVP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ecureVPN Inc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SlickVP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lick Networks, Inc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Speedif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nnectify, Inc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thru FastSpring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SpyOFF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areta S.r.l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StrongVP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rong Technology, LLC</text:p>
          </table:table-cell>
          <table:table-cell office:value-type="string" calcext:value-type="string">
            <text:p>StackPath LLC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SurfEas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urfEasy Inc.</text:p>
          </table:table-cell>
          <table:table-cell office:value-type="string" calcext:value-type="string">
            <text:p>Symantec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SurfShark</text:p>
          </table:table-cell>
          <table:table-cell office:value-type="string" calcext:value-type="string">
            <text:p>BVI</text:p>
          </table:table-cell>
          <table:table-cell office:value-type="string" calcext:value-type="string">
            <text:p>SurfShark Lt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SwitchVP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S Systems, In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TigerVP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Tiger At Work &amp; Co. k. s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orGu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PNetworks LLC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Touch VP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ouchVPN Inc.</text:p>
          </table:table-cell>
          <table:table-cell office:value-type="string" calcext:value-type="string">
            <text:p>AnchorFree Inc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rust Zone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Extra Solutions Lt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to individual? "Zanna Ban"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TunnelBea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unnelbear Inc.</text:p>
          </table:table-cell>
          <table:table-cell office:value-type="string" calcext:value-type="string">
            <text:p>McAfe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VPN ac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NETSEC INTERACTIVE SOLUTIONS SRL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thru Cryptolayer SRL (Romania)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PN Gate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University of Tsukub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ooperative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PN ht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Wicked Technology Limite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PN Unlimit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epSolid Inc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PNArea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Offshore Security LT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PNSecure M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PNSecure Pty Lt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PNTunnel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Edelino Commerce Inc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Payment thru Online Sales Solutions LLC (UK)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yprVP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olden Frog, GmbH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ooperative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WindScrib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indScribe Limite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PersonalVP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topia, Inc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Zenmat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enGuard GmbH</text:p>
          </table:table-cell>
          <table:table-cell office:value-type="string" calcext:value-type="string">
            <text:p>Kape Technologies</text:p>
          </table:table-cell>
          <table:table-cell office:value-type="string" calcext:value-type="string">
            <text:p>14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ZoogVP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Zoog Services Lt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 eyes</text:p>
          </table:table-cell>
          <table:table-cell office:value-type="string" calcext:value-type="string">
            <text:p>Payment same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4" table:number-columns-repeated="6"/>
          <table:table-cell table:style-name="Default" table:number-columns-repeated="2"/>
        </table:table-row>
      </table:table>
      <table:table table:name="leak test" table:style-name="ta1">
        <table:table-column table:style-name="co1" table:default-cell-style-name="ce1"/>
        <table:table-column table:style-name="co16" table:default-cell-style-name="ce2"/>
        <table:table-column table:style-name="co1" table:number-columns-repeated="4" table:default-cell-style-name="ce2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PN Service</text:p>
          </table:table-cell>
          <table:table-cell office:value-type="string" calcext:value-type="string">
            <text:p><text:a xlink:href="https://www.google.com/url?q=https://ipleak.net&amp;sa=D&amp;source=editors&amp;ust=1701791756493655&amp;usg=AOvVaw20ppQIowd7QcF_6-YjTvu3" xlink:type="simple">IP Leak Test</text:a></text:p>
          </table:table-cell>
          <table:table-cell office:value-type="string" calcext:value-type="string">
            <text:p><text:a xlink:href="https://www.google.com/url?q=https://browserleaks.com/webrtc&amp;sa=D&amp;source=editors&amp;ust=1701791756493815&amp;usg=AOvVaw1iuNEMWXOM4VNRRm3cePfT" xlink:type="simple">WebRTC Leak Test</text:a></text:p>
          </table:table-cell>
          <table:table-cell office:value-type="string" calcext:value-type="string">
            <text:p><text:a xlink:href="https://www.google.com/url?q=https://perfect-privacy.com/dns-leaktest/&amp;sa=D&amp;source=editors&amp;ust=1701791756493933&amp;usg=AOvVaw3XJuuZtITQa9YqSzh7chWf" xlink:type="simple">DNS Leak Test</text:a></text:p>
          </table:table-cell>
          <table:table-cell office:value-type="string" calcext:value-type="string">
            <text:p><text:a xlink:href="https://www.google.com/url?q=https://thebestvpn.com/chrome-extension-vpn-dns-leaks/&amp;sa=D&amp;source=editors&amp;ust=1701791756494023&amp;usg=AOvVaw0uxc7kGuYJ85CA6y_gDq-d" xlink:type="simple">Chrome Extension Leak Test</text:a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ce VP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irVPN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onmizer VPN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onymous VPN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strill VPN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ast Secureline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VG 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ira Phantom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zireVP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tternet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itdefende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rowsec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lack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oleh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TGuard VP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uffere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actus 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elo 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yberGhost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DotVP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ncrypt Me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ExpressVPN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-Secure Freedome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astest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root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Goose VPN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Hide All IP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Hide Me VPN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Hide My IP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HideMyAss!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Hola VPN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otSpot Shiel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fixed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Hoxx VPN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BVPN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PVanish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vacy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apersky Secure Connectio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Liquid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ullva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NordVPN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orton Wifi Privacy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One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Opera 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rfect Privacy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Private Internet Access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ivate Tunnel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rivate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roton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rox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Pure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fixed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Ra4w VP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SaferVPN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SecureVP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Slick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Speedif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SpyOFF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Strong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SurfEasy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SurfShark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Switch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Tiger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orGuar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Touch 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Trust Zone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TunnelBea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fixed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PN ac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PN Gat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PN h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xtensio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PN Unlimite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PNAre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xtensio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PNSecure Me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PNTunnel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yprVP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WindScribe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Witopia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Zenmate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Zoog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 extension</text:p>
          </table:table-cell>
        </table:table-row>
      </table:table>
      <table:table table:name="permissions" table:style-name="ta1">
        <table:table-column table:style-name="co10" table:default-cell-style-name="ce1"/>
        <table:table-column table:style-name="co17" table:default-cell-style-name="ce2"/>
        <table:table-column table:style-name="co18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18" table:number-columns-repeated="6" table:default-cell-style-name="ce2"/>
        <table:table-column table:style-name="co18" table:number-columns-repeated="12" table:default-cell-style-name="ce4"/>
        <table:table-row table:style-name="ro2"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Last checked, 4 March 2019</text:p>
          </table:table-cell>
          <table:table-cell table:style-name="ce4" table:number-columns-repeated="9"/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PN Name</text:p>
          </table:table-cell>
          <table:table-cell office:value-type="string" calcext:value-type="string">
            <text:p>.apk file name</text:p>
          </table:table-cell>
          <table:table-cell office:value-type="string" calcext:value-type="string">
            <text:p>Permissions asked</text:p>
          </table:table-cell>
          <table:table-cell table:style-name="ce4" table:number-columns-repeated="8"/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rongVPN</text:p>
          </table:table-cell>
          <table:table-cell office:value-type="string" calcext:value-type="string">
            <text:p>com.strongvpn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4"/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oxx VPN</text:p>
          </table:table-cell>
          <table:table-cell office:value-type="string" calcext:value-type="string">
            <text:p>com.hoxxvpn.main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6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tternet</text:p>
          </table:table-cell>
          <table:table-cell office:value-type="string" calcext:value-type="string">
            <text:p>com.freevpnintouch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SYSTEM_ALERT_WINDOW</text:p>
          </table:table-cell>
          <table:table-cell office:value-type="string" calcext:value-type="string">
            <text:p>android.permission.GET_TASKS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com.freevpnintouch.permission.C2D_MESSAGE</text:p>
          </table:table-cell>
          <table:table-cell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com.freevpnintouch.C2D_MESSAGE</text:p>
          </table:table-cell>
          <table:table-cell table:style-name="ce2" office:value-type="string" calcext:value-type="string">
            <text:p>android.permission.PACKAGE_USAGE_STATS</text:p>
          </table:table-cell>
          <table:table-cell table:style-name="ce2" office:value-type="string" calcext:value-type="string">
            <text:p>android.permission.READ_EXTERNAL_STORAG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REAL_GET_TASKS</text:p>
          </table:table-cell>
          <table:table-cell table:style-name="ce2" office:value-type="string" calcext:value-type="string">
            <text:p>com.freevpnintouch.permission.C2D_MESSAG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vacy</text:p>
          </table:table-cell>
          <table:table-cell office:value-type="string" calcext:value-type="string">
            <text:p>com.ivacy</text:p>
          </table:table-cell>
          <table:table-cell office:value-type="string" calcext:value-type="string">
            <text:p>com.ivacy.permission.C2D_MESSAG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CHANGE_WIFI_STATE</text:p>
          </table:table-cell>
          <table:table-cell office:value-type="string" calcext:value-type="string">
            <text:p>android.permission.CAMERA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com.ivacy.permission.C2D_MESSAGE</text:p>
          </table:table-cell>
          <table:table-cell table:style-name="ce2" office:value-type="string" calcext:value-type="string">
            <text:p>android.permission.CHANGE_NETWORK_STATE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ree VPN org</text:p>
          </table:table-cell>
          <table:table-cell office:value-type="string" calcext:value-type="string">
            <text:p>org.freevpn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org.freevpn.permission.C2D_MESSAGE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android.permission.ACCESS_COARSE_LOCATION</text:p>
          </table:table-cell>
          <table:table-cell office:value-type="string" calcext:value-type="string">
            <text:p>android.permission.VIBRAT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com.android.alarm.permission.SET_ALARM</text:p>
          </table:table-cell>
          <table:table-cell table:style-name="ce2" office:value-type="string" calcext:value-type="string">
            <text:p>org.freevpn.permission.C2D_MESSAGE</text:p>
          </table:table-cell>
          <table:table-cell table:style-name="ce2"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neVPN</text:p>
          </table:table-cell>
          <table:table-cell office:value-type="string" calcext:value-type="string">
            <text:p>com.dave.onevpnfresh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AD_EXTERNAL_STORAG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com.google.android.c2dm.permission.RECEIVE</text:p>
          </table:table-cell>
          <table:table-cell table:number-columns-repeated="2" office:value-type="string" calcext:value-type="string">
            <text:p>com.dave.onevpnfresh.permission.C2D_MESSAG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ndscribe</text:p>
          </table:table-cell>
          <table:table-cell office:value-type="string" calcext:value-type="string">
            <text:p>com.windscribe.vpn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CHANGE_WIFI_STATE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ACCESS_COARSE_LOCATION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com.android.alarm.permission.SET_ALARM</text:p>
          </table:table-cell>
          <table:table-cell office:value-type="string" calcext:value-type="string">
            <text:p>android.permission.ACCESS_FINE_LOCATION</text:p>
          </table:table-cell>
          <table:table-cell table:style-name="ce2"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android.permission.CHANGE_NETWORK_STATE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X-VPN</text:p>
          </table:table-cell>
          <table:table-cell office:value-type="string" calcext:value-type="string">
            <text:p>com.security.xvpn.z35kb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REQUEST_INSTALL_PACKAGES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android.permission.GET_TASKS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android.permission.READ_EXTERNAL_STORAGE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style-name="ce2" office:value-type="string" calcext:value-type="string">
            <text:p>android.permission.EXPAND_STATUS_BAR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orton Secure VPN</text:p>
          </table:table-cell>
          <table:table-cell office:value-type="string" calcext:value-type="string">
            <text:p>com.symantec.securewifi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GET_ACCOUNTS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android.permission.SYSTEM_ALERT_WINDOW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com.symantec.securewifi.permission.C2D_MESSAGE</text:p>
          </table:table-cell>
          <table:table-cell office:value-type="string" calcext:value-type="string">
            <text:p>android.permission.WAKE_LOCK</text:p>
          </table:table-cell>
          <table:table-cell table:style-name="ce2"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com.symantec.securewifi.permission.C2D_MESSAG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ar VPN</text:p>
          </table:table-cell>
          <table:table-cell office:value-type="string" calcext:value-type="string">
            <text:p>com.peach.vpn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AD_EXTERNAL_STORAGE</text:p>
          </table:table-cell>
          <table:table-cell office:value-type="string" calcext:value-type="string">
            <text:p>com.peach.vpn.permission.C2D_MESSAG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com.peach.vpn.permission.C2D_MESSAG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hunder VPN</text:p>
          </table:table-cell>
          <table:table-cell office:value-type="string" calcext:value-type="string">
            <text:p>com.fast.free.unblock.thunder.vpn</text:p>
          </table:table-cell>
          <table:table-cell office:value-type="string" calcext:value-type="string">
            <text:p>com.fast.free.unblock.thunder.vpn.permission.C2D_MESSAGE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BLUETOOTH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KILL_BACKGROUND_PROCESSES</text:p>
          </table:table-cell>
          <table:table-cell office:value-type="string" calcext:value-type="string">
            <text:p>com.google.android.c2dm.permission.RECEIVE</text:p>
          </table:table-cell>
          <table:table-cell office:value-type="string" calcext:value-type="string">
            <text:p>android.permission.ACCESS_NETWORK_STATE</text:p>
          </table:table-cell>
          <table:table-cell table:style-name="ce2" office:value-type="string" calcext:value-type="string">
            <text:p>com.fast.free.unblock.thunder.vpn.permission.C2D_MESSAGE</text:p>
          </table:table-cell>
          <table:table-cell table:number-columns-repeated="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urboVPN</text:p>
          </table:table-cell>
          <table:table-cell office:value-type="string" calcext:value-type="string">
            <text:p>free.vpn.unblock.proxy.turbovpn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com.google.android.c2dm.permission.RECEIVE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2"/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vira Phantom</text:p>
          </table:table-cell>
          <table:table-cell office:value-type="string" calcext:value-type="string">
            <text:p>com.avira.vpn.AviraVPNApplication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ACCESS_NETWORK_STAT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oid.permission.ACCESS_WIFI_STATE</text:p>
          </table:table-cell>
          <table:table-cell office:value-type="string" calcext:value-type="string">
            <text:p>com.avira.vpn.permission.C2D_MESSAGE</text:p>
          </table:table-cell>
          <table:table-cell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com.google.com.android.poviders.gsf.permission.READ_GSERVICES</text:p>
          </table:table-cell>
          <table:table-cell table:style-name="ce2" office:value-type="string" calcext:value-type="string">
            <text:p>com.google.android.finsky.permission.BIND_GET_INSTALL_REFERRER_SERVICE</text:p>
          </table:table-cell>
          <table:table-cell table:style-name="ce2" office:value-type="string" calcext:value-type="string">
            <text:p>android.permission.MEDIA_CONTENT_CONTROL</text:p>
          </table:table-cell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PN Master</text:p>
          </table:table-cell>
          <table:table-cell office:value-type="string" calcext:value-type="string">
            <text:p>free.vpn.unblock.proxy.vpn.master.pro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com.google.android.c2dm.permission.RECEIVE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2"/>
          <table:table-cell table:number-columns-repeated="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isconnect Me</text:p>
          </table:table-cell>
          <table:table-cell office:value-type="string" calcext:value-type="string">
            <text:p>com.disconnect.samsungcontentblocker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com.samsung.android.sbrowser.permission.CONTENTBLOCKER</text:p>
          </table:table-cell>
          <table:table-cell office:value-type="string" calcext:value-type="string">
            <text:p>android.permission.SYSTEM_ALERT_WINDOW</text:p>
          </table:table-cell>
          <table:table-cell table:style-name="ce4" table:number-columns-repeated="6"/>
          <table:table-cell table:number-columns-repeated="1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PN One Click</text:p>
          </table:table-cell>
          <table:table-cell office:value-type="string" calcext:value-type="string">
            <text:p>com.vpnoneclick.android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READ_EXTERNAL_STORAGE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2"/>
          <table:table-cell table:number-columns-repeated="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Yoga VPN</text:p>
          </table:table-cell>
          <table:table-cell office:value-type="string" calcext:value-type="string">
            <text:p>com.yogavpn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android.permission.ACCESS_COARSE_LOCATION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RITE_SETTINGS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FINE_LOCATION</text:p>
          </table:table-cell>
          <table:table-cell table:style-name="ce2"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android.permission.READ_EXTERNAL_STORAGE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ideMyAss</text:p>
          </table:table-cell>
          <table:table-cell office:value-type="string" calcext:value-type="string">
            <text:p>com.hidemyass.hidemyassprovpn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AUTHENTICATE_ACCOUNTS</text:p>
          </table:table-cell>
          <table:table-cell office:value-type="string" calcext:value-type="string">
            <text:p>android.permission.CHANGE_WIFI_STATE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GET_ACCOUNTS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com.hidemyass.hidemyassprovpn.permission.TESTING</text:p>
          </table:table-cell>
          <table:table-cell office:value-type="string" calcext:value-type="string">
            <text:p>android.permission.ACCESS_COARSE_LOCATION</text:p>
          </table:table-cell>
          <table:table-cell office:value-type="string" calcext:value-type="string">
            <text:p>android.permission.INTERNET</text:p>
          </table:table-cell>
          <table:table-cell table:style-name="ce2" office:value-type="string" calcext:value-type="string">
            <text:p>android.permission.WAKE_LOCK</text:p>
          </table:table-cell>
          <table:table-cell table:style-name="ce2" office:value-type="string" calcext:value-type="string">
            <text:p>com.avast.android.common.hidemyass.IDS_PERMISSION</text:p>
          </table:table-cell>
          <table:table-cell table:style-name="ce2"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com.google.android.providers.gsf.permission.READ_GSERVICES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android.permission.USE_CREDENTIALS</text:p>
          </table:table-cell>
          <table:table-cell table:style-name="ce2" office:value-type="string" calcext:value-type="string">
            <text:p>com.avast.android.common.hidemyass.IDS_PERMISSION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MANAGE_ACCOUNTS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style-name="ce2" office:value-type="string" calcext:value-type="string">
            <text:p>com.avast.android.vpn.hidemyass.STATE_INFORMER_SERVICE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ppVPN</text:p>
          </table:table-cell>
          <table:table-cell office:value-type="string" calcext:value-type="string">
            <text:p>appvpn.vpn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ppvpn.vpn.permission.C2D_MESSAGE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ppvpn.vpn.permission.C2D_MESSAGE</text:p>
          </table:table-cell>
          <table:table-cell office:value-type="string" calcext:value-type="string">
            <text:p>com.google.android.c2dm.permission.RECEIVE</text:p>
          </table:table-cell>
          <table:table-cell office:value-type="string" calcext:value-type="string">
            <text:p>android.permission.ACCESS_NETWORK_STATE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ast VPN</text:p>
          </table:table-cell>
          <table:table-cell office:value-type="string" calcext:value-type="string">
            <text:p>com.avast.android.vpn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AUTHENTICATE_ACCOUNTS</text:p>
          </table:table-cell>
          <table:table-cell office:value-type="string" calcext:value-type="string">
            <text:p>com.avast.android.vpn.STATE_INFORMER_SERVICE</text:p>
          </table:table-cell>
          <table:table-cell office:value-type="string" calcext:value-type="string">
            <text:p>android.permission.CHANGE_WIFI_STATE</text:p>
          </table:table-cell>
          <table:table-cell office:value-type="string" calcext:value-type="string">
            <text:p>com.avast.android.secureline.permission.TESTING</text:p>
          </table:table-cell>
          <table:table-cell office:value-type="string" calcext:value-type="string">
            <text:p>com.avast.android.feed.CACHE_PERMISSION</text:p>
          </table:table-cell>
          <table:table-cell office:value-type="string" calcext:value-type="string">
            <text:p>com.google.android.providers.gsf.permission.READ_GSERVICES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com.avast.android.feed.CACHE_PERMISSION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style-name="ce2" office:value-type="string" calcext:value-type="string">
            <text:p>com.avast.android.common.IDS_PERMISSION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com.avast.android.common.IDS_PERMISSION</text:p>
          </table:table-cell>
          <table:table-cell table:style-name="ce2" office:value-type="string" calcext:value-type="string">
            <text:p>android.permission.ACCESS_COARSE_LOCATION</text:p>
          </table:table-cell>
          <table:table-cell table:style-name="ce2" office:value-type="string" calcext:value-type="string">
            <text:p>android.permission.WAKE_LOCK</text:p>
          </table:table-cell>
          <table:table-cell table:style-name="ce2" office:value-type="string" calcext:value-type="string">
            <text:p>android.permission.MANAGE_ACCOUNTS</text:p>
          </table:table-cell>
          <table:table-cell table:style-name="ce2" office:value-type="string" calcext:value-type="string">
            <text:p>android.permission.GET_ACCOUNTS</text:p>
          </table:table-cell>
          <table:table-cell table:style-name="ce2" office:value-type="string" calcext:value-type="string">
            <text:p>android.permission.USE_CREDENTIALS</text:p>
          </table:table-cell>
          <table:table-cell table:style-name="ce2" office:value-type="string" calcext:value-type="string">
            <text:p>com.google.android.finsky.permission.BIND_GET_INSTALL_REFERRER_SERVICE</text:p>
          </table:table-cell>
          <table:table-cell table:style-name="ce2" office:value-type="string" calcext:value-type="string">
            <text:p>android.permission.INTERNET</text:p>
          </table:table-cell>
          <table:table-cell table:style-name="ce2" office:value-type="string" calcext:value-type="string">
            <text:p>android.permission.RECEIVE_BOOT_COMPLETED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HexaTech</text:p>
          </table:table-cell>
          <table:table-cell office:value-type="string" calcext:value-type="string">
            <text:p>tech.hexa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GET_TASKS</text:p>
          </table:table-cell>
          <table:table-cell office:value-type="string" calcext:value-type="string">
            <text:p>ANDROID.PERMISSION.CHANGE_WIFI_STAT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PACKAGE_USAGE_STATS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REAL_GET_TASKS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PN In Touch</text:p>
          </table:table-cell>
          <table:table-cell office:value-type="string" calcext:value-type="string">
            <text:p>com.vpnintouch.android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GET_TASKS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AD_EXTERNAL_STORAGE</text:p>
          </table:table-cell>
          <table:table-cell office:value-type="string" calcext:value-type="string">
            <text:p>com.google.android.c2dm.permission.RECEIVE</text:p>
          </table:table-cell>
          <table:table-cell office:value-type="string" calcext:value-type="string">
            <text:p>android.permission.ACCESS_NETWORK_STATE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vg VPN</text:p>
          </table:table-cell>
          <table:table-cell office:value-type="string" calcext:value-type="string">
            <text:p>com.avg.android.vpn</text:p>
          </table:table-cell>
          <table:table-cell office:value-type="string" calcext:value-type="string">
            <text:p>android.permission.ACCESS_NETWORK_STAT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AUTHENTICATE_ACCOUNTS</text:p>
          </table:table-cell>
          <table:table-cell office:value-type="string" calcext:value-type="string">
            <text:p>android.permission.CHANGE_WIFI_STATE</text:p>
          </table:table-cell>
          <table:table-cell office:value-type="string" calcext:value-type="string">
            <text:p>com.google.android.c2dm.permission.RECEIVE</text:p>
          </table:table-cell>
          <table:table-cell office:value-type="string" calcext:value-type="string">
            <text:p>android.permission.GET_ACCOUNTS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android.permission.ACCESS_COARSE_LOCATION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table:style-name="ce2" office:value-type="string" calcext:value-type="string">
            <text:p>android.permission.INTERNET</text:p>
          </table:table-cell>
          <table:table-cell table:style-name="ce2" office:value-type="string" calcext:value-type="string">
            <text:p>com.avast.android.common.avg.IDS_PERMISSION</text:p>
          </table:table-cell>
          <table:table-cell table:style-name="ce2" office:value-type="string" calcext:value-type="string">
            <text:p>android.permission.WAKE_LOCK</text:p>
          </table:table-cell>
          <table:table-cell table:style-name="ce2" office:value-type="string" calcext:value-type="string">
            <text:p>com.google.android.providers.gsf.permission.READ_GSERVICES</text:p>
          </table:table-cell>
          <table:table-cell table:style-name="ce2"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avast.android.common.avg.IDS_PERMISSION</text:p>
          </table:table-cell>
          <table:table-cell table:style-name="ce2" office:value-type="string" calcext:value-type="string">
            <text:p>com.avg.android.vpn.permission.TESTING</text:p>
          </table:table-cell>
          <table:table-cell table:style-name="ce2" office:value-type="string" calcext:value-type="string">
            <text:p>android.permission.MANAGE_ACCOUNTS</text:p>
          </table:table-cell>
          <table:table-cell table:style-name="ce2" office:value-type="string" calcext:value-type="string">
            <text:p>com.avast.android.vpn.avg.STATE_INFORMER_SERVICE</text:p>
          </table:table-cell>
          <table:table-cell table:style-name="ce2" office:value-type="string" calcext:value-type="string">
            <text:p>android.permission.USE_CREDENTIALS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VPN</text:p>
          </table:table-cell>
          <table:table-cell office:value-type="string" calcext:value-type="string">
            <text:p>net.ivpn.client</text:p>
          </table:table-cell>
          <table:table-cell office:value-type="string" calcext:value-type="string">
            <text:p>android.permission.CHANGE_WIFI_STATE</text:p>
          </table:table-cell>
          <table:table-cell office:value-type="string" calcext:value-type="string">
            <text:p>android.permission.ACCESS_COARSE_LOCATION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3"/>
          <table:table-cell table:number-columns-repeated="1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yberGhost</text:p>
          </table:table-cell>
          <table:table-cell office:value-type="string" calcext:value-type="string">
            <text:p>de.mobileconcepts.cyberghost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VIBRATE</text:p>
          </table:table-cell>
          <table:table-cell office:value-type="string" calcext:value-type="string">
            <text:p>de.mobileconcepts.cyberghost.permission.C2D_MESSAG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de.mobileconcepts.cyberghost.permission.internal</text:p>
          </table:table-cell>
          <table:table-cell office:value-type="string" calcext:value-type="string">
            <text:p>de.mobileconcepts.cyberghost.permission.C2D_MESSAG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PN Unlimited</text:p>
          </table:table-cell>
          <table:table-cell office:value-type="string" calcext:value-type="string">
            <text:p>com.simplexsolutionsinc.vpn_unlimited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CHANGE_WIFI_STATE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de.blinkt.openvpn.REMOTE_API</text:p>
          </table:table-cell>
          <table:table-cell office:value-type="string" calcext:value-type="string">
            <text:p>android.permission.GET_TASKS</text:p>
          </table:table-cell>
          <table:table-cell office:value-type="string" calcext:value-type="string">
            <text:p>android.permission.USE_FINGERPRINT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com.samsung.android.providers.context.permission.WRITE_USE_APP_FEATURE_SURVEY</text:p>
          </table:table-cell>
          <table:table-cell table:style-name="ce2" office:value-type="string" calcext:value-type="string">
            <text:p>android.permission.ACCESS_FINE_LOCATION</text:p>
          </table:table-cell>
          <table:table-cell table:style-name="ce2" office:value-type="string" calcext:value-type="string">
            <text:p>android.permission.WAKE_LOCK</text:p>
          </table:table-cell>
          <table:table-cell table:style-name="ce2"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android.permission.USE_BIOMETRIC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style-name="ce2" office:value-type="string" calcext:value-type="string">
            <text:p>android.permission.USE_CREDENTIALS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oxPN</text:p>
          </table:table-cell>
          <table:table-cell office:value-type="string" calcext:value-type="string">
            <text:p>com.proxpn.proxpn</text:p>
          </table:table-cell>
          <table:table-cell office:value-type="string" calcext:value-type="string">
            <text:p>com.proxpn.proxpn.permission.C2D_MESSAG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com.proxpn.proxpn.permission.C2D_MESSAGE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android.permission.ACCESS_COARSE_LOCATION</text:p>
          </table:table-cell>
          <table:table-cell office:value-type="string" calcext:value-type="string">
            <text:p>com.proxpn.permission.MAPS_RECEIV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table:style-name="ce2" office:value-type="string" calcext:value-type="string">
            <text:p>com.google.android.providers.gsf.permission.READ_GSERVICES</text:p>
          </table:table-cell>
          <table:table-cell table:style-name="ce2" office:value-type="string" calcext:value-type="string">
            <text:p>android.permission.ACCESS_FINE_LOCATION</text:p>
          </table:table-cell>
          <table:table-cell table:style-name="ce2"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com.proxpn.permission.MAPS_RECEIVE</text:p>
          </table:table-cell>
          <table:table-cell table:style-name="ce2" office:value-type="string" calcext:value-type="string">
            <text:p>android.permission.READ_EXTERNAL_STORAG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com.proxpn.proxpn.REMOTE_API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ed 4 Me</text:p>
          </table:table-cell>
          <table:table-cell office:value-type="string" calcext:value-type="string">
            <text:p>me.seed4.app.android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CHANGE_WIFI_STATE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GET_ACCOUNTS</text:p>
          </table:table-cell>
          <table:table-cell office:value-type="string" calcext:value-type="string">
            <text:p>com.amazon.device.messaging.permission.RECEIVE</text:p>
          </table:table-cell>
          <table:table-cell office:value-type="string" calcext:value-type="string">
            <text:p>android.permission.ACCESS_COARSE_LOCATION</text:p>
          </table:table-cell>
          <table:table-cell office:value-type="string" calcext:value-type="string">
            <text:p>me.seed4.app.permission.RECEIVE_ADM_MESSAGE</text:p>
          </table:table-cell>
          <table:table-cell table:style-name="ce2" office:value-type="string" calcext:value-type="string">
            <text:p>android.permission.INTERNET</text:p>
          </table:table-cell>
          <table:table-cell table:style-name="ce2" office:value-type="string" calcext:value-type="string">
            <text:p>android.permission.WAKE_LOCK</text:p>
          </table:table-cell>
          <table:table-cell table:style-name="ce2" office:value-type="string" calcext:value-type="string">
            <text:p>android.permission.ACCESS_FINE_LOCATION</text:p>
          </table:table-cell>
          <table:table-cell table:style-name="ce2"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me.seed4.app.permission.RECEIVE_ADM_MESSAGE</text:p>
          </table:table-cell>
          <table:table-cell table:style-name="ce2" office:value-type="string" calcext:value-type="string">
            <text:p>android.permission.READ_EXTERNAL_STORAG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OpenVPN</text:p>
          </table:table-cell>
          <table:table-cell office:value-type="string" calcext:value-type="string">
            <text:p>de.blinkt.openvpn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READ_EXTERNAL_STORAG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4"/>
          <table:table-cell table:number-columns-repeated="1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strillVPN</text:p>
          </table:table-cell>
          <table:table-cell office:value-type="string" calcext:value-type="string">
            <text:p>com.astrill.astrillvpn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7"/>
          <table:table-cell table:number-columns-repeated="1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orguard</text:p>
          </table:table-cell>
          <table:table-cell office:value-type="string" calcext:value-type="string">
            <text:p>net.torguard.openvpn.client</text:p>
          </table:table-cell>
          <table:table-cell office:value-type="string" calcext:value-type="string">
            <text:p>android.permission.REQUEST_IGNORE_BATTERY_OPTIMIZATIONS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BROADCAST_STICKY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3"/>
          <table:table-cell table:number-columns-repeated="1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oVPNSpider</text:p>
          </table:table-cell>
          <table:table-cell office:value-type="string" calcext:value-type="string">
            <text:p>com.ovpnspider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android.permission.ACCESS_COARSE_LOCATION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ACCESS_FINE_LOCATION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AD_LOGS</text:p>
          </table:table-cell>
          <table:table-cell office:value-type="string" calcext:value-type="string">
            <text:p>android.permission.ACCESS_NETWORK_STATE</text:p>
          </table:table-cell>
          <table:table-cell table:style-name="ce4"/>
          <table:table-cell table:number-columns-repeated="1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Goose VPN</text:p>
          </table:table-cell>
          <table:table-cell office:value-type="string" calcext:value-type="string">
            <text:p>com.goosevpn.gooseandroid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com.goosevpn.gooseandroid.permission.C2D_MESSAGE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com.google.android.providers.gsf.permission.READ_GSERVICES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AD_EXTERNAL_STORAGE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com.goosevpn.gooseandroid.permission.C2D_MESSAG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UltraSurf</text:p>
          </table:table-cell>
          <table:table-cell office:value-type="string" calcext:value-type="string">
            <text:p>us.ultrasurf.mobile.ultrasurf</text:p>
          </table:table-cell>
          <table:table-cell office:value-type="string" calcext:value-type="string">
            <text:p>android.permission.INTERNET</text:p>
          </table:table-cell>
          <table:table-cell table:style-name="ce4" table:number-columns-repeated="8"/>
          <table:table-cell table:number-columns-repeated="1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otonVPN</text:p>
          </table:table-cell>
          <table:table-cell office:value-type="string" calcext:value-type="string">
            <text:p>com.protonvpn.android</text:p>
          </table:table-cell>
          <table:table-cell office:value-type="string" calcext:value-type="string">
            <text:p>android.permission.CHANGE_WIFI_STAT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UPDATE_DEVICE_STATS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4"/>
          <table:table-cell table:number-columns-repeated="1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PN 360</text:p>
          </table:table-cell>
          <table:table-cell office:value-type="string" calcext:value-type="string">
            <text:p>co.infinitysoft.vpn360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com.google.android.c2dm.permission.RECEIVE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3"/>
          <table:table-cell table:number-columns-repeated="1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Hide My IP</text:p>
          </table:table-cell>
          <table:table-cell office:value-type="string" calcext:value-type="string">
            <text:p>com.hidemyip.hidem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com.hidemyip.hideme.permission.C2D_MESSAGE</text:p>
          </table:table-cell>
          <table:table-cell office:value-type="string" calcext:value-type="string">
            <text:p>android.permission.CHANGE_WIFI_STATE</text:p>
          </table:table-cell>
          <table:table-cell office:value-type="string" calcext:value-type="string">
            <text:p>android.permission.GET_ACCOUNTS</text:p>
          </table:table-cell>
          <table:table-cell office:value-type="string" calcext:value-type="string">
            <text:p>com.hidemyip.hideme.permission.C2D_MESSAG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RITE_SETTINGS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android.permission.CHANGE_NETWORK_STAT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-Secure VPN</text:p>
          </table:table-cell>
          <table:table-cell office:value-type="string" calcext:value-type="string">
            <text:p>com.fsecure.freedome.vpn.security.privacy.android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com.fsecure.permission.infectionbroadcast</text:p>
          </table:table-cell>
          <table:table-cell office:value-type="string" calcext:value-type="string">
            <text:p>com.fsecure.ultralight.permission.READ</text:p>
          </table:table-cell>
          <table:table-cell office:value-type="string" calcext:value-type="string">
            <text:p>android.permission.SYSTEM_ALERT_WINDOW</text:p>
          </table:table-cell>
          <table:table-cell office:value-type="string" calcext:value-type="string">
            <text:p>android.permission.VIBRAT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com.fsecure.permission.infectionbroadcast</text:p>
          </table:table-cell>
          <table:table-cell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fsecure.ultralight.permission.READ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IPVanish</text:p>
          </table:table-cell>
          <table:table-cell office:value-type="string" calcext:value-type="string">
            <text:p>com.ixolit.ipvanish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4"/>
          <table:table-cell table:number-columns-repeated="1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pyOFF</text:p>
          </table:table-cell>
          <table:table-cell office:value-type="string" calcext:value-type="string">
            <text:p>com.spyoff.client.android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READ_EXTERNAL_STORAGE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4"/>
          <table:table-cell table:number-columns-repeated="1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ouchVPN</text:p>
          </table:table-cell>
          <table:table-cell office:value-type="string" calcext:value-type="string">
            <text:p>com.northghost.touchvpn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android.permission.ACCESS_COARSE_LOCATION</text:p>
          </table:table-cell>
          <table:table-cell office:value-type="string" calcext:value-type="string">
            <text:p>android.permission.GET_TASKS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com.google.android.providers.gsf.permission.READ_GSERVICES</text:p>
          </table:table-cell>
          <table:table-cell table:style-name="ce2"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android.permission.KILL_BACKGROUND_PROCESSES</text:p>
          </table:table-cell>
          <table:table-cell table:style-name="ce2" office:value-type="string" calcext:value-type="string">
            <text:p>android.permission.PACKAGE_USAGE_STATS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ivateVPN</text:p>
          </table:table-cell>
          <table:table-cell office:value-type="string" calcext:value-type="string">
            <text:p>com.pvpn.privatevpn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READ_EXTERNAL_STORAGE</text:p>
          </table:table-cell>
          <table:table-cell office:value-type="string" calcext:value-type="string">
            <text:p>android.permission.CHANGE_NETWORK_STATE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2"/>
          <table:table-cell table:number-columns-repeated="1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VPN Area</text:p>
          </table:table-cell>
          <table:table-cell office:value-type="string" calcext:value-type="string">
            <text:p>com.vpnarea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READ_EXTERNAL_STORAG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4"/>
          <table:table-cell table:number-columns-repeated="1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rowsec VPN</text:p>
          </table:table-cell>
          <table:table-cell office:value-type="string" calcext:value-type="string">
            <text:p>com.browsec.vpn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GET_ACCOUNTS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com.google.android.c2dm.permission.RECEIVE</text:p>
          </table:table-cell>
          <table:table-cell office:value-type="string" calcext:value-type="string">
            <text:p>android.permission.ACCESS_NETWORK_STATE</text:p>
          </table:table-cell>
          <table:table-cell table:style-name="ce4"/>
          <table:table-cell table:number-columns-repeated="1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actus VPN</text:p>
          </table:table-cell>
          <table:table-cell office:value-type="string" calcext:value-type="string">
            <text:p>cactusvpn.app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com.google.android.c2dm.permission.RECEIVE</text:p>
          </table:table-cell>
          <table:table-cell office:value-type="string" calcext:value-type="string">
            <text:p>android.permission.ACCESS_NETWORK_STATE</text:p>
          </table:table-cell>
          <table:table-cell table:style-name="ce4"/>
          <table:table-cell table:number-columns-repeated="1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rivate Tunnel</text:p>
          </table:table-cell>
          <table:table-cell office:value-type="string" calcext:value-type="string">
            <text:p>net.openvpn.privatetunnel</text:p>
          </table:table-cell>
          <table:table-cell office:value-type="string" calcext:value-type="string">
            <text:p>android.permission.SYSTEM_ALERT_WINDOW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ACCESS_NETWORK_STATE</text:p>
          </table:table-cell>
          <table:table-cell office:value-type="string" calcext:value-type="string">
            <text:p>android.permission.USE_CREDENTIALS</text:p>
          </table:table-cell>
          <table:table-cell office:value-type="string" calcext:value-type="string">
            <text:p>com.android.launcher.permission.INSTALL_SHORTCUT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ureVPN</text:p>
          </table:table-cell>
          <table:table-cell office:value-type="string" calcext:value-type="string">
            <text:p>com.gaditek.purevpnics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CHANGE_WIFI_STATE</text:p>
          </table:table-cell>
          <table:table-cell office:value-type="string" calcext:value-type="string">
            <text:p>android.permission.DUMP</text:p>
          </table:table-cell>
          <table:table-cell office:value-type="string" calcext:value-type="string">
            <text:p>com.google.android.providers.gsf.permission.READ_GSERVICES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CHANGE_NETWORK_STATE</text:p>
          </table:table-cell>
          <table:table-cell office:value-type="string" calcext:value-type="string">
            <text:p>android.permission.ACCESS_NETWORK_STATE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android.permission.GET_ACCOUNTS</text:p>
          </table:table-cell>
          <table:table-cell table:style-name="ce2" office:value-type="string" calcext:value-type="string">
            <text:p>android.permission.VIBRATE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com.android.vending.CHECK_LICENSE</text:p>
          </table:table-cell>
          <table:table-cell table:style-name="ce2" office:value-type="string" calcext:value-type="string">
            <text:p>android.permission.WAKE_LOCK</text:p>
          </table:table-cell>
          <table:table-cell table:style-name="ce2" office:value-type="string" calcext:value-type="string">
            <text:p>com.google.android.providers.gsf.permission.WRITE_GSERVICES</text:p>
          </table:table-cell>
          <table:table-cell table:style-name="ce2" office:value-type="string" calcext:value-type="string">
            <text:p>com.google.android.finsky.permission.BIND_GET_INSTALL_REFERRER_SERVICE</text:p>
          </table:table-cell>
          <table:table-cell table:style-name="ce2" office:value-type="string" calcext:value-type="string">
            <text:p>android.permission.REQUEST_INSTALL_PACKAGES</text:p>
          </table:table-cell>
          <table:table-cell table:style-name="ce2" office:value-type="string" calcext:value-type="string">
            <text:p>android.permission.BLUETOOTH</text:p>
          </table:table-cell>
          <table:table-cell table:style-name="ce2" office:value-type="string" calcext:value-type="string">
            <text:p>android.permission.INTERNET</text:p>
          </table:table-cell>
          <table:table-cell table:style-name="ce2" office:value-type="string" calcext:value-type="string">
            <text:p>com.gaditek.purevpnics.permission.C2D_MESSAG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SYSTEM_ALERT_WINDOW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witchVPN</text:p>
          </table:table-cell>
          <table:table-cell office:value-type="string" calcext:value-type="string">
            <text:p>com.switchvpn.ovpn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com.switchvpn.ovpn.permission.C2D_MESSAGE</text:p>
          </table:table-cell>
          <table:table-cell office:value-type="string" calcext:value-type="string">
            <text:p>com.switchvpn.ovpn.REMOTE_API</text:p>
          </table:table-cell>
          <table:table-cell office:value-type="string" calcext:value-type="string">
            <text:p>android.permission.ACCESS_COARSE_LOCATION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FINE_LOCATION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AD_EXTERNAL_STORAG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style-name="ce2" office:value-type="string" calcext:value-type="string">
            <text:p>com.switchvpn.ovpn.permission.C2D_MESSAGE</text:p>
          </table:table-cell>
          <table:table-cell table:number-columns-repeated="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Buffered VPN</text:p>
          </table:table-cell>
          <table:table-cell office:value-type="string" calcext:value-type="string">
            <text:p>com.buffered.vpn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BIND_VPN_SERVIC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5"/>
          <table:table-cell table:number-columns-repeated="1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LiquidVPN</text:p>
          </table:table-cell>
          <table:table-cell office:value-type="string" calcext:value-type="string">
            <text:p>com.liquidvpn.liquidvpn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6"/>
          <table:table-cell table:number-columns-repeated="1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Trust Zone</text:p>
          </table:table-cell>
          <table:table-cell office:value-type="string" calcext:value-type="string">
            <text:p>zone.trust.vpn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READ_EXTERNAL_STORAG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4"/>
          <table:table-cell table:number-columns-repeated="1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AirVPN</text:p>
          </table:table-cell>
          <table:table-cell office:value-type="string" calcext:value-type="string">
            <text:p>org.airvpn.eddie</text:p>
          </table:table-cell>
          <table:table-cell office:value-type="string" calcext:value-type="string">
            <text:p>android.permission.READ_EXTERNAL_STORAG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5"/>
          <table:table-cell table:number-columns-repeated="1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nonymous VPN</text:p>
          </table:table-cell>
          <table:table-cell office:value-type="string" calcext:value-type="string">
            <text:p>com.aprovpn.openvpn</text:p>
          </table:table-cell>
          <table:table-cell office:value-type="string" calcext:value-type="string">
            <text:p>android.permission.READ_EXTERNAL_STORAG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5"/>
          <table:table-cell table:number-columns-repeated="1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lackVPN</text:p>
          </table:table-cell>
          <table:table-cell office:value-type="string" calcext:value-type="string">
            <text:p>com.blackvpn</text:p>
          </table:table-cell>
          <table:table-cell table:number-columns-repeated="2" office:value-type="string" calcext:value-type="string">
            <text:p>com.blackvpn.permission.C2D_MESSAG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com.google.android.c2dm.permission.RECEIVE</text:p>
          </table:table-cell>
          <table:table-cell office:value-type="string" calcext:value-type="string">
            <text:p>android.permission.ACCESS_NETWORK_STATE</text:p>
          </table:table-cell>
          <table:table-cell table:style-name="ce4"/>
          <table:table-cell table:number-columns-repeated="1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Hotspot VPN</text:p>
          </table:table-cell>
          <table:table-cell office:value-type="string" calcext:value-type="string">
            <text:p>com.hotspotvpn.android</text:p>
          </table:table-cell>
          <table:table-cell office:value-type="string" calcext:value-type="string">
            <text:p>android.permission.VIBRAT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4"/>
          <table:table-cell table:number-columns-repeated="1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cafee Safe Connect</text:p>
          </table:table-cell>
          <table:table-cell office:value-type="string" calcext:value-type="string">
            <text:p>com.mcafee.safeconnect.android</text:p>
          </table:table-cell>
          <table:table-cell office:value-type="string" calcext:value-type="string">
            <text:p>com.mcafee.safeconnect.android.permission.C2D_MESSAG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com.mcafee.safeconnect.android.permission.C2D_MESSAGE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1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SurfEasy</text:p>
          </table:table-cell>
          <table:table-cell office:value-type="string" calcext:value-type="string">
            <text:p>com.surfeasy</text:p>
          </table:table-cell>
          <table:table-cell office:value-type="string" calcext:value-type="string">
            <text:p>com.surfeasy.permission.C2D_MESSAG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CHANGE_WIFI_STATE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android.permission.VIBRATE</text:p>
          </table:table-cell>
          <table:table-cell office:value-type="string" calcext:value-type="string">
            <text:p>com.surfeasy.permission.C2D_MESSAG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table:style-name="ce2" office:value-type="string" calcext:value-type="string">
            <text:p>com.google.android.providers.gsf.permission.READ_GSERVICES</text:p>
          </table:table-cell>
          <table:table-cell table:style-name="ce2"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android.permission.READ_EXTERNAL_STORAG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DotVPN</text:p>
          </table:table-cell>
          <table:table-cell office:value-type="string" calcext:value-type="string">
            <text:p>com.dotvpn.vpn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4"/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aspersky Secure Connection VON</text:p>
          </table:table-cell>
          <table:table-cell office:value-type="string" calcext:value-type="string">
            <text:p>com.kaspersky.secure.connection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com.android.browser.permission.WRITE_HISTORY_BOOKMARKS</text:p>
          </table:table-cell>
          <table:table-cell office:value-type="string" calcext:value-type="string">
            <text:p>android.permission.CHANGE_WIFI_STATE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com.kaspersky.secure.connection.permission.C2D_MESSAGE</text:p>
          </table:table-cell>
          <table:table-cell office:value-type="string" calcext:value-type="string">
            <text:p>com.kaspersky.kashell.permission_ksec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android.permission.GET_TASKS</text:p>
          </table:table-cell>
          <table:table-cell office:value-type="string" calcext:value-type="string">
            <text:p>android.permission.VIBRATE</text:p>
          </table:table-cell>
          <table:table-cell table:style-name="ce2" office:value-type="string" calcext:value-type="string">
            <text:p>android.permission.INTERNET</text:p>
          </table:table-cell>
          <table:table-cell table:style-name="ce2" office:value-type="string" calcext:value-type="string">
            <text:p>android.permission.WAKE_LOCK</text:p>
          </table:table-cell>
          <table:table-cell table:style-name="ce2"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com.kaspersky.secure.connection.permission.C2D_MESSAG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com.android.browser.permission.READ_HISTORY_BOOKMARKS</text:p>
          </table:table-cell>
          <table:table-cell table:style-name="ce2" office:value-type="string" calcext:value-type="string">
            <text:p>android.permission.ACCESS_COARSE_LOCATION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Psiphon VPN</text:p>
          </table:table-cell>
          <table:table-cell office:value-type="string" calcext:value-type="string">
            <text:p>com.psiphon3.subscription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android.permission.ACCESS_COARSE_LOCATION</text:p>
          </table:table-cell>
          <table:table-cell office:value-type="string" calcext:value-type="string">
            <text:p>android.permission.GET_TASKS</text:p>
          </table:table-cell>
          <table:table-cell office:value-type="string" calcext:value-type="string">
            <text:p>android.permission.VIBRAT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AD_EXTERNAL_STORAG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1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Speedify</text:p>
          </table:table-cell>
          <table:table-cell office:value-type="string" calcext:value-type="string">
            <text:p>com.speedify.speedifyandroid</text:p>
          </table:table-cell>
          <table:table-cell office:value-type="string" calcext:value-type="string">
            <text:p>com.speedify.speedifyandroid.SPEEDIFYUIRECEIVERS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CHANGE_WIFI_STATE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android.permission.ACCESS_COARSE_LOCATION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RITE_SETTINGS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speedify.speedifyandroid.SPEEDIFYUIRECEIVERS</text:p>
          </table:table-cell>
          <table:table-cell table:style-name="ce2" office:value-type="string" calcext:value-type="string">
            <text:p>android.permission.CHANGE_NETWORK_STAT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igerVPN</text:p>
          </table:table-cell>
          <table:table-cell office:value-type="string" calcext:value-type="string">
            <text:p>com.tigeratwork.tigervpn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android.permission.VIBRAT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MANAGE_DOCUMENTS</text:p>
          </table:table-cell>
          <table:table-cell office:value-type="string" calcext:value-type="string">
            <text:p>android.permission.READ_LOGS</text:p>
          </table:table-cell>
          <table:table-cell office:value-type="string" calcext:value-type="string">
            <text:p>com.google.android.c2dm.permission.RECEIVE</text:p>
          </table:table-cell>
          <table:table-cell office:value-type="string" calcext:value-type="string">
            <text:p>android.permission.ACCESS_NETWORK_STATE</text:p>
          </table:table-cell>
          <table:table-cell table:number-columns-repeated="1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ZenMate</text:p>
          </table:table-cell>
          <table:table-cell office:value-type="string" calcext:value-type="string">
            <text:p>com.zenmate.android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com.zenmate.android.permission.C2D_MESSAGE</text:p>
          </table:table-cell>
          <table:table-cell office:value-type="string" calcext:value-type="string">
            <text:p>android.permission.CHANGE_WIFI_STATE</text:p>
          </table:table-cell>
          <table:table-cell office:value-type="string" calcext:value-type="string">
            <text:p>com.amazon.device.messaging.permission.RECEIVE</text:p>
          </table:table-cell>
          <table:table-cell office:value-type="string" calcext:value-type="string">
            <text:p>android.permission.VIBRATE</text:p>
          </table:table-cell>
          <table:table-cell office:value-type="string" calcext:value-type="string">
            <text:p>com.zenmate.android.permission.C2D_MESSAG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com.zenmate.android.permission.RECEIVE_ADM_MESSAG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style-name="ce2" office:value-type="string" calcext:value-type="string">
            <text:p>com.zenmate.android.permission.RECEIVE_ADM_MESSAGE</text:p>
          </table:table-cell>
          <table:table-cell table:number-columns-repeated="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Dash VPN</text:p>
          </table:table-cell>
          <table:table-cell office:value-type="string" calcext:value-type="string">
            <text:p>com.actmobile.dashvpn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com.actmobile.dashvpn.permission.C2D_MESSAGE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android.permission.ACCESS_COARSE_LOCATION</text:p>
          </table:table-cell>
          <table:table-cell office:value-type="string" calcext:value-type="string">
            <text:p>com.actmobile.dashvpn.permission.C2D_MESSAG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com.android.alarm.permission.SET_ALARM</text:p>
          </table:table-cell>
          <table:table-cell table:style-name="ce2" office:value-type="string" calcext:value-type="string">
            <text:p>android.permission.ACCESS_FINE_LOCATION</text:p>
          </table:table-cell>
          <table:table-cell table:style-name="ce2"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android.permission.READ_EXTERNAL_STORAG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ncrypt Me</text:p>
          </table:table-cell>
          <table:table-cell office:value-type="string" calcext:value-type="string">
            <text:p>com.stackpath.cloak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com.stackpath.cloak.permission.C2D_MESSAGE</text:p>
          </table:table-cell>
          <table:table-cell office:value-type="string" calcext:value-type="string">
            <text:p>android.permission.USE_FINGERPRINT</text:p>
          </table:table-cell>
          <table:table-cell office:value-type="string" calcext:value-type="string">
            <text:p>android.permission.VIBRAT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com.stackpath.cloak.permission.C2D_MESSAGE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1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ExpressVPN</text:p>
          </table:table-cell>
          <table:table-cell office:value-type="string" calcext:value-type="string">
            <text:p>com.expressvpn.vpn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VIBRAT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1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Hotspot Shield VPN</text:p>
          </table:table-cell>
          <table:table-cell office:value-type="string" calcext:value-type="string">
            <text:p>hotspotshield.android.vpn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android.permission.GET_TASKS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hotspotshield.android.vpn.permission.C2D_MESSAGE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android.permission.KILL_BACKGROUND_PROCESSES</text:p>
          </table:table-cell>
          <table:table-cell table:style-name="ce2" office:value-type="string" calcext:value-type="string">
            <text:p>android.permission.PACKAGE_USAGE_STATS</text:p>
          </table:table-cell>
          <table:table-cell table:style-name="ce2" office:value-type="string" calcext:value-type="string">
            <text:p>android.permission.READ_EXTERNAL_STORAG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REAL_GET_TASKS</text:p>
          </table:table-cell>
          <table:table-cell table:style-name="ce2" office:value-type="string" calcext:value-type="string">
            <text:p>hotspotshield.android.vpn.permission.C2D_MESSAG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bVPN</text:p>
          </table:table-cell>
          <table:table-cell office:value-type="string" calcext:value-type="string">
            <text:p>com.ibvpn.client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GET_ACCOUNTS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BLUETOOTH</text:p>
          </table:table-cell>
          <table:table-cell office:value-type="string" calcext:value-type="string">
            <text:p>android.permission.READ_EXTERNAL_STORAG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ACCESS_NETWORK_STATE</text:p>
          </table:table-cell>
          <table:table-cell table:style-name="ce4"/>
          <table:table-cell table:number-columns-repeated="1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ordVPN</text:p>
          </table:table-cell>
          <table:table-cell office:value-type="string" calcext:value-type="string">
            <text:p>com.nordvpn.android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com.nordvpn.android.permissions.OWNER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REQUEST_INSTALL_PACKAGES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com.nordvpn.android.permission.C2D_MESSAGE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com.nordvpn.android.permission.C2D_MESSAG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com.android.vending.CHECK_LICENS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style-name="ce2" office:value-type="string" calcext:value-type="string">
            <text:p>com.android.launcher.permission.INSTALL_SHORTCUT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ola</text:p>
          </table:table-cell>
          <table:table-cell office:value-type="string" calcext:value-type="string">
            <text:p>org.hola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com.android.browser.permission.WRITE_HISTORY_BOOKMARKS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GET_ACCOUNTS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android.permission.SYSTEM_ALERT_WINDOW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ACCESS_FINE_LOCATION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android.permission.READ_EXTERNAL_STORAGE</text:p>
          </table:table-cell>
          <table:table-cell table:style-name="ce2" office:value-type="string" calcext:value-type="string">
            <text:p>android.permission.READ_PHONE_STATE</text:p>
          </table:table-cell>
          <table:table-cell table:style-name="ce2" office:value-type="string" calcext:value-type="string">
            <text:p>android.permission.WAKE_LOCK</text:p>
          </table:table-cell>
          <table:table-cell table:style-name="ce2" office:value-type="string" calcext:value-type="string">
            <text:p>com.android.browser.permission.READ_HISTORY_BOOKMARKS</text:p>
          </table:table-cell>
          <table:table-cell table:style-name="ce2" office:value-type="string" calcext:value-type="string">
            <text:p>android.permission.GET_TASKS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Private Internet Access</text:p>
          </table:table-cell>
          <table:table-cell office:value-type="string" calcext:value-type="string">
            <text:p>com.privateinternetaccess.android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CAMERA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4"/>
          <table:table-cell table:number-columns-repeated="1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SaferVPN</text:p>
          </table:table-cell>
          <table:table-cell office:value-type="string" calcext:value-type="string">
            <text:p>com.safervpn.android</text:p>
          </table:table-cell>
          <table:table-cell office:value-type="string" calcext:value-type="string">
            <text:p>android.permission.CHANGE_WIFI_STAT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com.google.android.c2dm.permission.RECEIVE</text:p>
          </table:table-cell>
          <table:table-cell table:number-columns-repeated="2" office:value-type="string" calcext:value-type="string">
            <text:p>com.safervpn.android.permission.C2D_MESSAGE</text:p>
          </table:table-cell>
          <table:table-cell office:value-type="string" calcext:value-type="string">
            <text:p>android.permission.ACCESS_NETWORK_STATE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urfShark</text:p>
          </table:table-cell>
          <table:table-cell office:value-type="string" calcext:value-type="string">
            <text:p>com.surfshark.vpnclient.android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REQUEST_INSTALL_PACKAGES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com.google.android.providers.gsf.permission.READ_GSERVICES</text:p>
          </table:table-cell>
          <table:table-cell office:value-type="string" calcext:value-type="string">
            <text:p>android.permission.ACCESS_WIFI_STATE</text:p>
          </table:table-cell>
          <table:table-cell table:style-name="ce2" office:value-type="string" calcext:value-type="string">
            <text:p>android.permission.READ_EXTERNAL_STORAGE</text:p>
          </table:table-cell>
          <table:table-cell table:style-name="ce2"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com.google.android.providers.gsf.permission.WRITE_GSERVICES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PN ac</text:p>
          </table:table-cell>
          <table:table-cell office:value-type="string" calcext:value-type="string">
            <text:p>ac.vpn.androidapp</text:p>
          </table:table-cell>
          <table:table-cell office:value-type="string" calcext:value-type="string">
            <text:p>ac.vpn.androidapp.REMOTE_API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READ_EXTERNAL_STORAG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4"/>
          <table:table-cell table:number-columns-repeated="1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astestVPN</text:p>
          </table:table-cell>
          <table:table-cell office:value-type="string" calcext:value-type="string">
            <text:p>com.vpn.fastestvpnservic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com.vpn.fastestvpnservice.permission.C2D_MESSAGE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com.google.android.c2dm.permission.RECEIVE</text:p>
          </table:table-cell>
          <table:table-cell office:value-type="string" calcext:value-type="string">
            <text:p>com.vpn.fastestvpnservice.permission.C2D_MESSAGE</text:p>
          </table:table-cell>
          <table:table-cell office:value-type="string" calcext:value-type="string">
            <text:p>android.permission.ACCESS_NETWORK_STATE</text:p>
          </table:table-cell>
          <table:table-cell table:style-name="ce4" table:number-columns-repeated="2"/>
          <table:table-cell table:number-columns-repeated="1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PNHub</text:p>
          </table:table-cell>
          <table:table-cell office:value-type="string" calcext:value-type="string">
            <text:p>com.appatomic.vpnhub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com.google.android.providers.gsf.permission.READ_GSERVICES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com.google.android.c2dm.permission.RECEIVE</text:p>
          </table:table-cell>
          <table:table-cell office:value-type="string" calcext:value-type="string">
            <text:p>android.permission.ACCESS_NETWORK_STATE</text:p>
          </table:table-cell>
          <table:table-cell table:number-columns-repeated="1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PN Secure</text:p>
          </table:table-cell>
          <table:table-cell office:value-type="string" calcext:value-type="string">
            <text:p>com.vpnsecure.pty.ltd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.REMOTE_API</text:p>
          </table:table-cell>
          <table:table-cell office:value-type="string" calcext:value-type="string">
            <text:p>android.permission.VIBRAT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AD_EXTERNAL_STORAG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android.permission.ACCESS_NETWORK_STATE</text:p>
          </table:table-cell>
          <table:table-cell table:number-columns-repeated="1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PN Tunnel</text:p>
          </table:table-cell>
          <table:table-cell office:value-type="string" calcext:value-type="string">
            <text:p>com.oneonone.vpntunnel.android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VIBRATE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com.oneonone.vpntunnel.android.permission.C2D_MESSAGE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com.google.android.c2dm.permission.RECEIVE</text:p>
          </table:table-cell>
          <table:table-cell office:value-type="string" calcext:value-type="string">
            <text:p>com.oneonone.vpntunnel.android.permission.C2D_MESSAGE</text:p>
          </table:table-cell>
          <table:table-cell office:value-type="string" calcext:value-type="string">
            <text:p>android.permission.ACCESS_NETWORK_STATE</text:p>
          </table:table-cell>
          <table:table-cell table:number-columns-repeated="1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yprVPN</text:p>
          </table:table-cell>
          <table:table-cell office:value-type="string" calcext:value-type="string">
            <text:p>com.goldenfrog.vyprvpn.app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com.goldenfrog.vyprvpn.app.permission.C2D_MESSAGE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com.google.android.c2dm.permission.RECEIVE</text:p>
          </table:table-cell>
          <table:table-cell office:value-type="string" calcext:value-type="string">
            <text:p>android.permission.ACCESS_NETWORK_STATE</text:p>
          </table:table-cell>
          <table:table-cell office:value-type="string" calcext:value-type="string">
            <text:p>com.goldenfrog.vyprvpn.app.permission.C2D_MESSAGE</text:p>
          </table:table-cell>
          <table:table-cell table:number-columns-repeated="1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Zoog VPN</text:p>
          </table:table-cell>
          <table:table-cell office:value-type="string" calcext:value-type="string">
            <text:p>com.zoogvpn.android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com.google.android.finsky.permission.BIND_GET_INSTALL_REFERRER_SERVICE</text:p>
          </table:table-cell>
          <table:table-cell office:value-type="string" calcext:value-type="string">
            <text:p>android.permission.ACCESS_COARSE_LOCATION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android.permission.ACCESS_FINE_LOCATION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android.permission.RECEIVE_BOOT_COMPLETED</text:p>
          </table:table-cell>
          <table:table-cell table:style-name="ce2" office:value-type="string" calcext:value-type="string">
            <text:p>android.permission.READ_EXTERNAL_STORAGE</text:p>
          </table:table-cell>
          <table:table-cell table:style-name="ce2" office:value-type="string" calcext:value-type="string">
            <text:p>android.permission.CHANGE_NETWORK_STATE</text:p>
          </table:table-cell>
          <table:table-cell table:style-name="ce2" office:value-type="string" calcext:value-type="string">
            <text:p>com.google.android.c2dm.permission.RECEIVE</text:p>
          </table:table-cell>
          <table:table-cell table:style-name="ce2" office:value-type="string" calcext:value-type="string">
            <text:p>android.permission.ACCESS_NETWORK_STATE</text:p>
          </table:table-cell>
          <table:table-cell table:number-columns-repeated="3"/>
          <table:table-cell table:style-name="Default" table:number-columns-repeated="5"/>
        </table:table-row>
      </table:table>
      <table:table table:name="permissions lookup" table:style-name="ta1">
        <table:table-column table:style-name="co10" table:default-cell-style-name="ce1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<text:a xlink:href="https://www.google.com/url?q=https://developer.android.com/reference/android/Manifest.permission.html&amp;sa=D&amp;source=editors&amp;ust=1701791756597577&amp;usg=AOvVaw3xSW1XJkrlzwayNx4JNm-r" xlink:type="simple">"Dangerous Permission"? (https://developer.android.com/reference/android/Manifest.permission.html)</text:a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ndroid.permission.ACCESS_COARSE_LOCATION</text:p>
          </table:table-cell>
          <table:table-cell office:value-type="string" calcext:value-type="string">
            <text:p>Approximate location data</text:p>
          </table:table-cell>
          <table:table-cell office:value-type="string" calcext:value-type="string">
            <text:p>Dangerou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ndroid.permission.ACCESS_FINE_LOCATION</text:p>
          </table:table-cell>
          <table:table-cell office:value-type="string" calcext:value-type="string">
            <text:p>Precise location data</text:p>
          </table:table-cell>
          <table:table-cell office:value-type="string" calcext:value-type="string">
            <text:p>Dangerou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ndroid.permission.ACCESS_NETWORK_STATE</text:p>
          </table:table-cell>
          <table:table-cell office:value-type="string" calcext:value-type="string">
            <text:p>Information about networks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droid.permission.ACCESS_WIFI_STATE</text:p>
          </table:table-cell>
          <table:table-cell office:value-type="string" calcext:value-type="string">
            <text:p>Information about Wi-Fi networks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ndroid.permission.AUTHENTICATE_ACCOUNTS</text:p>
          </table:table-cell>
          <table:table-cell office:value-type="string" calcext:value-type="string">
            <text:p>Allows user to create accounts and set password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ndroid.permission.BIND_VPN_SERVICE</text:p>
          </table:table-cell>
          <table:table-cell office:value-type="string" calcext:value-type="string">
            <text:p>Required for VPN service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ndroid.permission.BLUETOOTH</text:p>
          </table:table-cell>
          <table:table-cell office:value-type="string" calcext:value-type="string">
            <text:p>Connect to Bluetooth devices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ndroid.permission.BROADCAST_STICKY</text:p>
          </table:table-cell>
          <table:table-cell office:value-type="string" calcext:value-type="string">
            <text:p>Broadcast sticky intents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ndroid.permission.CHANGE_NETWORK_STATE</text:p>
          </table:table-cell>
          <table:table-cell office:value-type="string" calcext:value-type="string">
            <text:p>Change network connectivity state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ndroid.permission.CHANGE_WIFI_STATE</text:p>
          </table:table-cell>
          <table:table-cell office:value-type="string" calcext:value-type="string">
            <text:p>Change Wi-Fi connectivity state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droid.permission.DISABLE_KEYGUARD</text:p>
          </table:table-cell>
          <table:table-cell office:value-type="string" calcext:value-type="string">
            <text:p>Disables keyguard if not secure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ndroid.permission.DUMP</text:p>
          </table:table-cell>
          <table:table-cell office:value-type="string" calcext:value-type="string">
            <text:p>Retrieve state dump information from system services</text:p>
          </table:table-cell>
          <table:table-cell office:value-type="string" calcext:value-type="string">
            <text:p>Not for use by third-party applications.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ndroid.permission.EXPAND_STATUS_BAR</text:p>
          </table:table-cell>
          <table:table-cell office:value-type="string" calcext:value-type="string">
            <text:p>Expand or collapse status bar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ndroid.permission.FOREGROUND_SERVICE</text:p>
          </table:table-cell>
          <table:table-cell office:value-type="string" calcext:value-type="string">
            <text:p>Allows application to use Service.startForeground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ndroid.permission.GET_ACCOUNTS</text:p>
          </table:table-cell>
          <table:table-cell office:value-type="string" calcext:value-type="string">
            <text:p>Access to list of accounts in the Accounts Service </text:p>
          </table:table-cell>
          <table:table-cell office:value-type="string" calcext:value-type="string">
            <text:p>Dangerous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ndroid.permission.INTERNET</text:p>
          </table:table-cell>
          <table:table-cell office:value-type="string" calcext:value-type="string">
            <text:p>Open network sockets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ndroid.permission.KILL_BACKGROUND_PROCESSES</text:p>
          </table:table-cell>
          <table:table-cell office:value-type="string" calcext:value-type="string">
            <text:p>Kill background processes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ndroid.permission.MANAGE_ACCOUNTS</text:p>
          </table:table-cell>
          <table:table-cell office:value-type="string" calcext:value-type="string">
            <text:p>Can create local accounts on your phone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ndroid.permission.MANAGE_DOCUMENTS</text:p>
          </table:table-cell>
          <table:table-cell office:value-type="string" calcext:value-type="string">
            <text:p>Manage access to documents</text:p>
          </table:table-cell>
          <table:table-cell office:value-type="string" calcext:value-type="string">
            <text:p>Dangerous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ndroid.permission.MEDIA_CONTENT_CONTROL</text:p>
          </table:table-cell>
          <table:table-cell office:value-type="string" calcext:value-type="string">
            <text:p>Allows an application to know what content is playing and control its playback.</text:p>
          </table:table-cell>
          <table:table-cell office:value-type="string" calcext:value-type="string">
            <text:p>Not for use by third-party applications due to privacy of media consumption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ndroid.permission.MODIFY_AUDIO_SETTINGS</text:p>
          </table:table-cell>
          <table:table-cell office:value-type="string" calcext:value-type="string">
            <text:p>Change global audio settings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ndroid.permission.MOUNT_FORMAT_FILESYSTEMS</text:p>
          </table:table-cell>
          <table:table-cell office:value-type="string" calcext:value-type="string">
            <text:p>Formatting file systems for removable storage</text:p>
          </table:table-cell>
          <table:table-cell office:value-type="string" calcext:value-type="string">
            <text:p>Not for use by third-party applications.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ndroid.permission.MOUNT_UNMOUNT_FILESYSTEMS</text:p>
          </table:table-cell>
          <table:table-cell office:value-type="string" calcext:value-type="string">
            <text:p>Mounting and unmounting file systems for removable storage</text:p>
          </table:table-cell>
          <table:table-cell office:value-type="string" calcext:value-type="string">
            <text:p>Not for use by third-party applications.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ndroid.permission.PACKAGE_USAGE_STATS</text:p>
          </table:table-cell>
          <table:table-cell office:value-type="string" calcext:value-type="string">
            <text:p>Allows an application to collect component usage statistics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ndroid.permission.READ_LOGS</text:p>
          </table:table-cell>
          <table:table-cell office:value-type="string" calcext:value-type="string">
            <text:p>Read low-level system log files</text:p>
          </table:table-cell>
          <table:table-cell office:value-type="string" calcext:value-type="string">
            <text:p>Dangerous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ndroid.permission.READ_PHONE_STATE</text:p>
          </table:table-cell>
          <table:table-cell office:value-type="string" calcext:value-type="string">
            <text:p>Read phone number, cell network info, outgoing call status, and list of phone accounts</text:p>
          </table:table-cell>
          <table:table-cell office:value-type="string" calcext:value-type="string">
            <text:p>Dangerous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ndroid.permission.RECEIVE_BOOT_COMPLETED</text:p>
          </table:table-cell>
          <table:table-cell office:value-type="string" calcext:value-type="string">
            <text:p>Notify if device restart is completed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ndroid.permission.REQUEST_IGNORE_BATTERY_OPTIMIZATIONS</text:p>
          </table:table-cell>
          <table:table-cell office:value-type="string" calcext:value-type="string">
            <text:p>Ignore battery optimizations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ndroid.permission.REQUEST_INSTALL_PACKAGES</text:p>
          </table:table-cell>
          <table:table-cell office:value-type="string" calcext:value-type="string">
            <text:p>Allows application to install packages</text:p>
          </table:table-cell>
          <table:table-cell office:value-type="string" calcext:value-type="string">
            <text:p>Dangero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ndroid.permission.SYSTEM_ALERT_WINDOW</text:p>
          </table:table-cell>
          <table:table-cell office:value-type="string" calcext:value-type="string">
            <text:p>Allows an app to create windows using the type WindowManager.LayoutParams.TYPE_APPLICATION_OVERLAY, shown on top of all other apps.</text:p>
            <text:p>Very few apps should use this permission; these windows are intended for system-level interaction with the user.</text:p>
          </table:table-cell>
          <table:table-cell office:value-type="string" calcext:value-type="string">
            <text:p>Dangerou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ndroid.permission.UPDATE_DEVICE_STATS</text:p>
          </table:table-cell>
          <table:table-cell office:value-type="string" calcext:value-type="string">
            <text:p>Update device statistics</text:p>
          </table:table-cell>
          <table:table-cell office:value-type="string" calcext:value-type="string">
            <text:p>Not for use by third-party applications.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ndroid.permission.USE_BIOMETRIC</text:p>
          </table:table-cell>
          <table:table-cell office:value-type="string" calcext:value-type="string">
            <text:p>Allows application to use supported biometric modalities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ndroid.permission.USE_CREDENTIALS</text:p>
          </table:table-cell>
          <table:table-cell office:value-type="string" calcext:value-type="string">
            <text:p>An app with the "use accounts on the device" permission can, once installed, ask you to access an online service (such as Google, Facebook, or Twitter) in your name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ndroid.permission.USE_FINGERPRINT</text:p>
          </table:table-cell>
          <table:table-cell office:value-type="string" calcext:value-type="string">
            <text:p>Allows app to use supported biometric modalities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ndroid.permission.VIBRATE</text:p>
          </table:table-cell>
          <table:table-cell office:value-type="string" calcext:value-type="string">
            <text:p>Vibrator function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ndroid.permission.WAKE_LOCK</text:p>
          </table:table-cell>
          <table:table-cell office:value-type="string" calcext:value-type="string">
            <text:p>Keep processor from stopping or screen from dimming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ndroid.permission.WRITE_EXTERNAL_STORAGE</text:p>
          </table:table-cell>
          <table:table-cell office:value-type="string" calcext:value-type="string">
            <text:p>Write to external storage</text:p>
          </table:table-cell>
          <table:table-cell office:value-type="string" calcext:value-type="string">
            <text:p>Dangerous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ndroid.permission.WRITE_SETTINGS</text:p>
          </table:table-cell>
          <table:table-cell office:value-type="string" calcext:value-type="string">
            <text:p>Read/write system settings</text:p>
          </table:table-cell>
          <table:table-cell office:value-type="string" calcext:value-type="string">
            <text:p>Dangerou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om.android.browser.permission.HISTORY_BOOKMARKS</text:p>
          </table:table-cell>
          <table:table-cell office:value-type="string" calcext:value-type="string">
            <text:p>Allows the application to read all the URLs that the browser has visited and all of the browser’s bookmarks.</text:p>
          </table:table-cell>
          <table:table-cell office:value-type="string" calcext:value-type="string">
            <text:p>Dangerous, deprecated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com.android.browser.permission.WRITE_HISTORY_BOOKMARKS</text:p>
          </table:table-cell>
          <table:table-cell office:value-type="string" calcext:value-type="string">
            <text:p>Allows the application to write all the URLs that the browser has visited and all of the browser’s bookmarks.</text:p>
          </table:table-cell>
          <table:table-cell office:value-type="string" calcext:value-type="string">
            <text:p>Dangerous, deprecated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com.android.vending.BILLING</text:p>
          </table:table-cell>
          <table:table-cell office:value-type="string" calcext:value-type="string">
            <text:p>Allows in-app billing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om.android.alarm.permission.SET_ALARM</text:p>
          </table:table-cell>
          <table:table-cell office:value-type="string" calcext:value-type="string">
            <text:p>Set alarm for user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om.android.launcher.permission.INSTALL_SHORTCUT</text:p>
          </table:table-cell>
          <table:table-cell office:value-type="string" calcext:value-type="string">
            <text:p>Install shortcut in launcher</text:p>
          </table:table-cell>
          <table:table-cell office:value-type="string" calcext:value-type="string">
            <text:p>Norm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2:05:53.511000000</meta:creation-date>
    <dc:date>2024-01-17T12:28:24.543000000</dc:date>
    <meta:editing-duration>PT22M31S</meta:editing-duration>
    <meta:editing-cycles>1</meta:editing-cycles>
    <meta:document-statistic meta:table-count="5" meta:cell-count="3108" meta:object-count="0"/>
    <meta:generator>LibreOffice/7.6.4.1$Windows_X86_64 LibreOffice_project/e19e193f88cd6c0525a17fb7a176ed8e6a3e2aa1</meta:generator>
  </office:meta>
</office:document-meta>
</file>